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4" style:family="table-cell" style:parent-style-name="Default" style:data-style-name="N3">
      <style:text-properties fo:color="#dddddd"/>
    </style:style>
    <style:style style:name="ce5" style:family="table-cell" style:parent-style-name="Default" style:data-style-name="N11">
      <style:text-properties fo:color="#ddddd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3" style:family="table-cell" style:parent-style-name="Default" style:data-style-name="N37"/>
    <style:style style:name="ce14" style:family="table-cell" style:parent-style-name="Default" style:data-style-name="N3"/>
    <style:style style:name="ce15" style:family="table-cell" style:parent-style-name="Default" style:data-style-name="N11"/>
    <style:style style:name="ce16" style:family="table-cell" style:parent-style-name="Default" style:data-style-name="N3">
      <style:text-properties fo:color="#dddddd"/>
    </style:style>
    <style:style style:name="ce17" style:family="table-cell" style:parent-style-name="Default" style:data-style-name="N11">
      <style:text-properties fo:color="#ddddd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ltersgrupp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positiv</text:p>
          </table:table-cell>
          <table:table-cell office:value-type="string" calcext:value-type="string">
            <text:p>Anteil</text:p>
          </table:table-cell>
          <table:table-cell office:value-type="string" calcext:value-type="string">
            <text:p>Testungen</text:p>
          </table:table-cell>
          <table:table-cell office:value-type="string" calcext:value-type="string">
            <text:p>Positiv W</text:p>
          </table:table-cell>
          <table:table-cell office:value-type="string" calcext:value-type="string">
            <text:p>Anteil W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table:style-name="ce13" office:value-type="date" office:date-value="2020-08-18" calcext:value-type="date">
            <text:p>18.08.2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17956" calcext:value-type="float">
            <text:p>117.956</text:p>
          </table:table-cell>
          <table:table-cell table:style-name="ce14" office:value-type="float" office:value="1121" calcext:value-type="float">
            <text:p>1.121</text:p>
          </table:table-cell>
          <table:table-cell table:style-name="ce15" table:formula="of:=[.D2]/[.C2]" office:value-type="percentage" office:value="0.00950354369425888" calcext:value-type="percentage">
            <text:p>0,95 %</text:p>
          </table:table-cell>
          <table:table-cell table:formula="of:=[.C2]-[.C8]" office:value-type="float" office:value="15029" calcext:value-type="float">
            <text:p>15.029</text:p>
          </table:table-cell>
          <table:table-cell table:style-name="ce14" table:formula="of:=[.D2]-[.D8]" office:value-type="float" office:value="150" calcext:value-type="float">
            <text:p>150</text:p>
          </table:table-cell>
          <table:table-cell table:style-name="ce15" table:formula="of:=[.G2]/[.F2]" office:value-type="percentage" office:value="0.00998070397232018" calcext:value-type="percentage">
            <text:p>1,00 %</text:p>
          </table:table-cell>
          <table:table-cell table:style-name="ce18" office:value-type="string" calcext:value-type="string">
            <text:p>2 Wochen</text:p>
          </table:table-cell>
        </table:table-row>
        <table:table-row table:style-name="ro1">
          <table:table-cell table:style-name="ce13" office:value-type="date" office:date-value="2020-08-18" calcext:value-type="date">
            <text:p>18.08.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68190" calcext:value-type="float">
            <text:p>168.190</text:p>
          </table:table-cell>
          <table:table-cell table:style-name="ce14" office:value-type="float" office:value="2623" calcext:value-type="float">
            <text:p>2.623</text:p>
          </table:table-cell>
          <table:table-cell table:style-name="ce15" table:formula="of:=[.D3]/[.C3]" office:value-type="percentage" office:value="0.0155954575182829" calcext:value-type="percentage">
            <text:p>1,56 %</text:p>
          </table:table-cell>
          <table:table-cell table:formula="of:=[.C3]-[.C9]" office:value-type="float" office:value="30610" calcext:value-type="float">
            <text:p>30.610</text:p>
          </table:table-cell>
          <table:table-cell table:style-name="ce14" table:formula="of:=[.D3]-[.D9]" office:value-type="float" office:value="467" calcext:value-type="float">
            <text:p>467</text:p>
          </table:table-cell>
          <table:table-cell table:style-name="ce15" table:formula="of:=[.G3]/[.F3]" office:value-type="percentage" office:value="0.0152564521398236" calcext:value-type="percentage">
            <text:p>1,53 %</text:p>
          </table:table-cell>
          <table:table-cell table:style-name="ce18" office:value-type="string" calcext:value-type="string">
            <text:p>2 Wochen</text:p>
          </table:table-cell>
        </table:table-row>
        <table:table-row table:style-name="ro1">
          <table:table-cell table:style-name="ce13" office:value-type="date" office:date-value="2020-08-18" calcext:value-type="date">
            <text:p>18.08.20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723768" calcext:value-type="float">
            <text:p>723.768</text:p>
          </table:table-cell>
          <table:table-cell table:style-name="ce14" office:value-type="float" office:value="20405" calcext:value-type="float">
            <text:p>20.405</text:p>
          </table:table-cell>
          <table:table-cell table:style-name="ce15" table:formula="of:=[.D4]/[.C4]" office:value-type="percentage" office:value="0.0281927357937903" calcext:value-type="percentage">
            <text:p>2,82 %</text:p>
          </table:table-cell>
          <table:table-cell table:formula="of:=[.C4]-[.C10]" office:value-type="float" office:value="113696" calcext:value-type="float">
            <text:p>113.696</text:p>
          </table:table-cell>
          <table:table-cell table:style-name="ce14" table:formula="of:=[.D4]-[.D10]" office:value-type="float" office:value="1782" calcext:value-type="float">
            <text:p>1.782</text:p>
          </table:table-cell>
          <table:table-cell table:style-name="ce15" table:formula="of:=[.G4]/[.F4]" office:value-type="percentage" office:value="0.0156733746130031" calcext:value-type="percentage">
            <text:p>1,57 %</text:p>
          </table:table-cell>
          <table:table-cell table:style-name="ce18" office:value-type="string" calcext:value-type="string">
            <text:p>2 Wochen</text:p>
          </table:table-cell>
        </table:table-row>
        <table:table-row table:style-name="ro1">
          <table:table-cell table:style-name="ce13" office:value-type="date" office:date-value="2020-08-18" calcext:value-type="date">
            <text:p>18.08.20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1110207" calcext:value-type="float">
            <text:p>1.110.207</text:p>
          </table:table-cell>
          <table:table-cell table:style-name="ce14" office:value-type="float" office:value="32246" calcext:value-type="float">
            <text:p>32.246</text:p>
          </table:table-cell>
          <table:table-cell table:style-name="ce15" table:formula="of:=[.D5]/[.C5]" office:value-type="percentage" office:value="0.0290450339441203" calcext:value-type="percentage">
            <text:p>2,90 %</text:p>
          </table:table-cell>
          <table:table-cell table:formula="of:=[.C5]-[.C11]" office:value-type="float" office:value="160291" calcext:value-type="float">
            <text:p>160.291</text:p>
          </table:table-cell>
          <table:table-cell table:style-name="ce14" table:formula="of:=[.D5]-[.D11]" office:value-type="float" office:value="1598" calcext:value-type="float">
            <text:p>1.598</text:p>
          </table:table-cell>
          <table:table-cell table:style-name="ce15" table:formula="of:=[.G5]/[.F5]" office:value-type="percentage" office:value="0.00996936821156522" calcext:value-type="percentage">
            <text:p>1,00 %</text:p>
          </table:table-cell>
          <table:table-cell table:style-name="ce18" office:value-type="string" calcext:value-type="string">
            <text:p>2 Wochen</text:p>
          </table:table-cell>
        </table:table-row>
        <table:table-row table:style-name="ro1">
          <table:table-cell table:style-name="ce13" office:value-type="date" office:date-value="2020-08-18" calcext:value-type="date">
            <text:p>18.08.20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657457" calcext:value-type="float">
            <text:p>657.457</text:p>
          </table:table-cell>
          <table:table-cell table:style-name="ce14" office:value-type="float" office:value="15139" calcext:value-type="float">
            <text:p>15.139</text:p>
          </table:table-cell>
          <table:table-cell table:style-name="ce15" table:formula="of:=[.D6]/[.C6]" office:value-type="percentage" office:value="0.0230266009792275" calcext:value-type="percentage">
            <text:p>2,30 %</text:p>
          </table:table-cell>
          <table:table-cell table:formula="of:=[.C6]-[.C12]" office:value-type="float" office:value="77793" calcext:value-type="float">
            <text:p>77.793</text:p>
          </table:table-cell>
          <table:table-cell table:style-name="ce14" table:formula="of:=[.D6]-[.D12]" office:value-type="float" office:value="368" calcext:value-type="float">
            <text:p>368</text:p>
          </table:table-cell>
          <table:table-cell table:style-name="ce15" table:formula="of:=[.G6]/[.F6]" office:value-type="percentage" office:value="0.00473050274446287" calcext:value-type="percentage">
            <text:p>0,47 %</text:p>
          </table:table-cell>
          <table:table-cell table:style-name="ce18" office:value-type="string" calcext:value-type="string">
            <text:p>2 Wochen</text:p>
          </table:table-cell>
        </table:table-row>
        <table:table-row table:style-name="ro1">
          <table:table-cell table:style-name="ce13" office:value-type="date" office:date-value="2020-08-18" calcext:value-type="date">
            <text:p>18.08.2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388875" calcext:value-type="float">
            <text:p>388.875</text:p>
          </table:table-cell>
          <table:table-cell table:style-name="ce14" office:value-type="float" office:value="9273" calcext:value-type="float">
            <text:p>9.273</text:p>
          </table:table-cell>
          <table:table-cell table:style-name="ce15" table:formula="of:=[.D7]/[.C7]" office:value-type="percentage" office:value="0.0238457087753134" calcext:value-type="percentage">
            <text:p>2,38 %</text:p>
          </table:table-cell>
          <table:table-cell table:formula="of:=[.C7]-[.C13]" office:value-type="float" office:value="39822" calcext:value-type="float">
            <text:p>39.822</text:p>
          </table:table-cell>
          <table:table-cell table:style-name="ce14" table:formula="of:=[.D7]-[.D13]" office:value-type="float" office:value="140" calcext:value-type="float">
            <text:p>140</text:p>
          </table:table-cell>
          <table:table-cell table:style-name="ce15" table:formula="of:=[.G7]/[.F7]" office:value-type="percentage" office:value="0.00351564461855256" calcext:value-type="percentage">
            <text:p>0,35 %</text:p>
          </table:table-cell>
          <table:table-cell table:style-name="ce18" office:value-type="string" calcext:value-type="string">
            <text:p>2 Wochen</text:p>
          </table:table-cell>
        </table:table-row>
        <table:table-row table:style-name="ro1">
          <table:table-cell table:style-name="ce13" office:value-type="date" office:date-value="2020-08-04" calcext:value-type="date">
            <text:p>04.08.2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02927" calcext:value-type="float">
            <text:p>102.927</text:p>
          </table:table-cell>
          <table:table-cell table:style-name="ce14" office:value-type="float" office:value="971" calcext:value-type="float">
            <text:p>971</text:p>
          </table:table-cell>
          <table:table-cell table:style-name="ce15" table:formula="of:=[.D8]/[.C8]" office:value-type="percentage" office:value="0.00943387060732364" calcext:value-type="percentage">
            <text:p>0,94 %</text:p>
          </table:table-cell>
          <table:table-cell table:formula="of:=[.C8]-[.C14]" office:value-type="float" office:value="7016" calcext:value-type="float">
            <text:p>7.016</text:p>
          </table:table-cell>
          <table:table-cell table:style-name="ce14" table:formula="of:=[.D8]-[.D14]" office:value-type="float" office:value="46" calcext:value-type="float">
            <text:p>46</text:p>
          </table:table-cell>
          <table:table-cell table:style-name="ce15" table:formula="of:=[.G8]/[.F8]" office:value-type="percentage" office:value="0.00655644241733181" calcext:value-type="percentage">
            <text:p>0,66 %</text:p>
          </table:table-cell>
          <table:table-cell/>
        </table:table-row>
        <table:table-row table:style-name="ro1">
          <table:table-cell table:style-name="ce13" office:value-type="date" office:date-value="2020-08-04" calcext:value-type="date">
            <text:p>04.08.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37580" calcext:value-type="float">
            <text:p>137.580</text:p>
          </table:table-cell>
          <table:table-cell table:style-name="ce14" office:value-type="float" office:value="2156" calcext:value-type="float">
            <text:p>2.156</text:p>
          </table:table-cell>
          <table:table-cell table:style-name="ce15" table:formula="of:=[.D9]/[.C9]" office:value-type="percentage" office:value="0.015670882395697" calcext:value-type="percentage">
            <text:p>1,57 %</text:p>
          </table:table-cell>
          <table:table-cell table:formula="of:=[.C9]-[.C15]" office:value-type="float" office:value="11045" calcext:value-type="float">
            <text:p>11.045</text:p>
          </table:table-cell>
          <table:table-cell table:style-name="ce14" table:formula="of:=[.D9]-[.D15]" office:value-type="float" office:value="137" calcext:value-type="float">
            <text:p>137</text:p>
          </table:table-cell>
          <table:table-cell table:style-name="ce15" table:formula="of:=[.G9]/[.F9]" office:value-type="percentage" office:value="0.0124038026256225" calcext:value-type="percentage">
            <text:p>1,24 %</text:p>
          </table:table-cell>
          <table:table-cell table:style-name="ce18"/>
        </table:table-row>
        <table:table-row table:style-name="ro1">
          <table:table-cell table:style-name="ce13" office:value-type="date" office:date-value="2020-08-04" calcext:value-type="date">
            <text:p>04.08.20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10072" calcext:value-type="float">
            <text:p>610.072</text:p>
          </table:table-cell>
          <table:table-cell table:style-name="ce14" office:value-type="float" office:value="18623" calcext:value-type="float">
            <text:p>18.623</text:p>
          </table:table-cell>
          <table:table-cell table:style-name="ce15" table:formula="of:=[.D10]/[.C10]" office:value-type="percentage" office:value="0.0305259051390656" calcext:value-type="percentage">
            <text:p>3,05 %</text:p>
          </table:table-cell>
          <table:table-cell table:formula="of:=[.C10]-[.C16]" office:value-type="float" office:value="45688" calcext:value-type="float">
            <text:p>45.688</text:p>
          </table:table-cell>
          <table:table-cell table:style-name="ce14" table:formula="of:=[.D10]-[.D16]" office:value-type="float" office:value="589" calcext:value-type="float">
            <text:p>589</text:p>
          </table:table-cell>
          <table:table-cell table:style-name="ce15" table:formula="of:=[.G10]/[.F10]" office:value-type="percentage" office:value="0.0128917877779723" calcext:value-type="percentage">
            <text:p>1,29 %</text:p>
          </table:table-cell>
          <table:table-cell/>
        </table:table-row>
        <table:table-row table:style-name="ro1">
          <table:table-cell table:style-name="ce13" office:value-type="date" office:date-value="2020-08-04" calcext:value-type="date">
            <text:p>04.08.20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949916" calcext:value-type="float">
            <text:p>949.916</text:p>
          </table:table-cell>
          <table:table-cell table:style-name="ce14" office:value-type="float" office:value="30648" calcext:value-type="float">
            <text:p>30.648</text:p>
          </table:table-cell>
          <table:table-cell table:style-name="ce15" table:formula="of:=[.D11]/[.C11]" office:value-type="percentage" office:value="0.03226390544006" calcext:value-type="percentage">
            <text:p>3,23 %</text:p>
          </table:table-cell>
          <table:table-cell table:formula="of:=[.C11]-[.C17]" office:value-type="float" office:value="61385" calcext:value-type="float">
            <text:p>61.385</text:p>
          </table:table-cell>
          <table:table-cell table:style-name="ce14" table:formula="of:=[.D11]-[.D17]" office:value-type="float" office:value="740" calcext:value-type="float">
            <text:p>740</text:p>
          </table:table-cell>
          <table:table-cell table:style-name="ce15" table:formula="of:=[.G11]/[.F11]" office:value-type="percentage" office:value="0.0120550623116397" calcext:value-type="percentage">
            <text:p>1,21 %</text:p>
          </table:table-cell>
          <table:table-cell/>
        </table:table-row>
        <table:table-row table:style-name="ro1">
          <table:table-cell table:style-name="ce13" office:value-type="date" office:date-value="2020-08-04" calcext:value-type="date">
            <text:p>04.08.20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579664" calcext:value-type="float">
            <text:p>579.664</text:p>
          </table:table-cell>
          <table:table-cell table:style-name="ce14" office:value-type="float" office:value="14771" calcext:value-type="float">
            <text:p>14.771</text:p>
          </table:table-cell>
          <table:table-cell table:style-name="ce15" table:formula="of:=[.D12]/[.C12]" office:value-type="percentage" office:value="0.0254820033674681" calcext:value-type="percentage">
            <text:p>2,55 %</text:p>
          </table:table-cell>
          <table:table-cell table:formula="of:=[.C12]-[.C18]" office:value-type="float" office:value="36856" calcext:value-type="float">
            <text:p>36.856</text:p>
          </table:table-cell>
          <table:table-cell table:style-name="ce14" table:formula="of:=[.D12]-[.D18]" office:value-type="float" office:value="184" calcext:value-type="float">
            <text:p>184</text:p>
          </table:table-cell>
          <table:table-cell table:style-name="ce15" table:formula="of:=[.G12]/[.F12]" office:value-type="percentage" office:value="0.00499240286520512" calcext:value-type="percentage">
            <text:p>0,50 %</text:p>
          </table:table-cell>
          <table:table-cell/>
        </table:table-row>
        <table:table-row table:style-name="ro1">
          <table:table-cell table:style-name="ce13" office:value-type="date" office:date-value="2020-08-04" calcext:value-type="date">
            <text:p>04.08.2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349053" calcext:value-type="float">
            <text:p>349.053</text:p>
          </table:table-cell>
          <table:table-cell table:style-name="ce14" office:value-type="float" office:value="9133" calcext:value-type="float">
            <text:p>9.133</text:p>
          </table:table-cell>
          <table:table-cell table:style-name="ce15" table:formula="of:=[.D13]/[.C13]" office:value-type="percentage" office:value="0.0261650809475925" calcext:value-type="percentage">
            <text:p>2,62 %</text:p>
          </table:table-cell>
          <table:table-cell table:formula="of:=[.C13]-[.C19]" office:value-type="float" office:value="20369" calcext:value-type="float">
            <text:p>20.369</text:p>
          </table:table-cell>
          <table:table-cell table:style-name="ce14" table:formula="of:=[.D13]-[.D19]" office:value-type="float" office:value="70" calcext:value-type="float">
            <text:p>70</text:p>
          </table:table-cell>
          <table:table-cell table:style-name="ce15" table:formula="of:=[.G13]/[.F13]" office:value-type="percentage" office:value="0.00343659482547008" calcext:value-type="percentage">
            <text:p>0,34 %</text:p>
          </table:table-cell>
          <table:table-cell/>
        </table:table-row>
        <table:table-row table:style-name="ro1">
          <table:table-cell table:style-name="ce13" office:value-type="date" office:date-value="2020-07-28" calcext:value-type="date">
            <text:p>28.07.2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95911" calcext:value-type="float">
            <text:p>95.911</text:p>
          </table:table-cell>
          <table:table-cell table:style-name="ce14" office:value-type="float" office:value="925" calcext:value-type="float">
            <text:p>925</text:p>
          </table:table-cell>
          <table:table-cell table:style-name="ce15" table:formula="of:=[.D14]/[.C14]" office:value-type="percentage" office:value="0.00964435779003451" calcext:value-type="percentage">
            <text:p>0,96 %</text:p>
          </table:table-cell>
          <table:table-cell table:formula="of:=[.C14]-[.C20]" office:value-type="float" office:value="8704" calcext:value-type="float">
            <text:p>8.704</text:p>
          </table:table-cell>
          <table:table-cell table:style-name="ce14" table:formula="of:=[.D14]-[.D20]" office:value-type="float" office:value="42" calcext:value-type="float">
            <text:p>42</text:p>
          </table:table-cell>
          <table:table-cell table:style-name="ce15" table:formula="of:=[.G14]/[.F14]" office:value-type="percentage" office:value="0.00482536764705882" calcext:value-type="percentage">
            <text:p>0,48 %</text:p>
          </table:table-cell>
          <table:table-cell/>
        </table:table-row>
        <table:table-row table:style-name="ro1">
          <table:table-cell table:style-name="ce13" office:value-type="date" office:date-value="2020-07-28" calcext:value-type="date">
            <text:p>28.07.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26535" calcext:value-type="float">
            <text:p>126.535</text:p>
          </table:table-cell>
          <table:table-cell table:style-name="ce14" office:value-type="float" office:value="2019" calcext:value-type="float">
            <text:p>2.019</text:p>
          </table:table-cell>
          <table:table-cell table:style-name="ce15" table:formula="of:=[.D15]/[.C15]" office:value-type="percentage" office:value="0.0159560595882562" calcext:value-type="percentage">
            <text:p>1,60 %</text:p>
          </table:table-cell>
          <table:table-cell table:formula="of:=[.C15]-[.C21]" office:value-type="float" office:value="13629" calcext:value-type="float">
            <text:p>13.629</text:p>
          </table:table-cell>
          <table:table-cell table:style-name="ce14" table:formula="of:=[.D15]-[.D21]" office:value-type="float" office:value="100" calcext:value-type="float">
            <text:p>100</text:p>
          </table:table-cell>
          <table:table-cell table:style-name="ce15" table:formula="of:=[.G15]/[.F15]" office:value-type="percentage" office:value="0.00733729547288869" calcext:value-type="percentage">
            <text:p>0,73 %</text:p>
          </table:table-cell>
          <table:table-cell table:style-name="ce18"/>
        </table:table-row>
        <table:table-row table:style-name="ro1">
          <table:table-cell table:style-name="ce13" office:value-type="date" office:date-value="2020-07-28" calcext:value-type="date">
            <text:p>28.07.20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564384" calcext:value-type="float">
            <text:p>564.384</text:p>
          </table:table-cell>
          <table:table-cell table:style-name="ce14" office:value-type="float" office:value="18034" calcext:value-type="float">
            <text:p>18.034</text:p>
          </table:table-cell>
          <table:table-cell table:style-name="ce15" table:formula="of:=[.D16]/[.C16]" office:value-type="percentage" office:value="0.0319534217837501" calcext:value-type="percentage">
            <text:p>3,20 %</text:p>
          </table:table-cell>
          <table:table-cell table:formula="of:=[.C16]-[.C22]" office:value-type="float" office:value="41893" calcext:value-type="float">
            <text:p>41.893</text:p>
          </table:table-cell>
          <table:table-cell table:style-name="ce14" table:formula="of:=[.D16]-[.D22]" office:value-type="float" office:value="426" calcext:value-type="float">
            <text:p>426</text:p>
          </table:table-cell>
          <table:table-cell table:style-name="ce15" table:formula="of:=[.G16]/[.F16]" office:value-type="percentage" office:value="0.0101687632778746" calcext:value-type="percentage">
            <text:p>1,02 %</text:p>
          </table:table-cell>
          <table:table-cell/>
        </table:table-row>
        <table:table-row table:style-name="ro1">
          <table:table-cell table:style-name="ce13" office:value-type="date" office:date-value="2020-07-28" calcext:value-type="date">
            <text:p>28.07.20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888531" calcext:value-type="float">
            <text:p>888.531</text:p>
          </table:table-cell>
          <table:table-cell table:style-name="ce14" office:value-type="float" office:value="29908" calcext:value-type="float">
            <text:p>29.908</text:p>
          </table:table-cell>
          <table:table-cell table:style-name="ce15" table:formula="of:=[.D17]/[.C17]" office:value-type="percentage" office:value="0.0336600523785889" calcext:value-type="percentage">
            <text:p>3,37 %</text:p>
          </table:table-cell>
          <table:table-cell table:formula="of:=[.C17]-[.C23]" office:value-type="float" office:value="57378" calcext:value-type="float">
            <text:p>57.378</text:p>
          </table:table-cell>
          <table:table-cell table:style-name="ce14" table:formula="of:=[.D17]-[.D23]" office:value-type="float" office:value="501" calcext:value-type="float">
            <text:p>501</text:p>
          </table:table-cell>
          <table:table-cell table:style-name="ce15" table:formula="of:=[.G17]/[.F17]" office:value-type="percentage" office:value="0.00873156959113249" calcext:value-type="percentage">
            <text:p>0,87 %</text:p>
          </table:table-cell>
          <table:table-cell/>
        </table:table-row>
        <table:table-row table:style-name="ro1">
          <table:table-cell table:style-name="ce13" office:value-type="date" office:date-value="2020-07-28" calcext:value-type="date">
            <text:p>28.07.20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542808" calcext:value-type="float">
            <text:p>542.808</text:p>
          </table:table-cell>
          <table:table-cell table:style-name="ce14" office:value-type="float" office:value="14587" calcext:value-type="float">
            <text:p>14.587</text:p>
          </table:table-cell>
          <table:table-cell table:style-name="ce15" table:formula="of:=[.D18]/[.C18]" office:value-type="percentage" office:value="0.026873222207484" calcext:value-type="percentage">
            <text:p>2,69 %</text:p>
          </table:table-cell>
          <table:table-cell table:formula="of:=[.C18]-[.C24]" office:value-type="float" office:value="35120" calcext:value-type="float">
            <text:p>35.120</text:p>
          </table:table-cell>
          <table:table-cell table:style-name="ce14" table:formula="of:=[.D18]-[.D24]" office:value-type="float" office:value="156" calcext:value-type="float">
            <text:p>156</text:p>
          </table:table-cell>
          <table:table-cell table:style-name="ce15" table:formula="of:=[.G18]/[.F18]" office:value-type="percentage" office:value="0.00444191343963553" calcext:value-type="percentage">
            <text:p>0,44 %</text:p>
          </table:table-cell>
          <table:table-cell/>
        </table:table-row>
        <table:table-row table:style-name="ro1">
          <table:table-cell table:style-name="ce13" office:value-type="date" office:date-value="2020-07-28" calcext:value-type="date">
            <text:p>28.07.2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328684" calcext:value-type="float">
            <text:p>328.684</text:p>
          </table:table-cell>
          <table:table-cell table:style-name="ce14" office:value-type="float" office:value="9063" calcext:value-type="float">
            <text:p>9.063</text:p>
          </table:table-cell>
          <table:table-cell table:style-name="ce15" table:formula="of:=[.D19]/[.C19]" office:value-type="percentage" office:value="0.0275735965243212" calcext:value-type="percentage">
            <text:p>2,76 %</text:p>
          </table:table-cell>
          <table:table-cell table:formula="of:=[.C19]-[.C25]" office:value-type="float" office:value="19972" calcext:value-type="float">
            <text:p>19.972</text:p>
          </table:table-cell>
          <table:table-cell table:style-name="ce14" table:formula="of:=[.D19]-[.D25]" office:value-type="float" office:value="58" calcext:value-type="float">
            <text:p>58</text:p>
          </table:table-cell>
          <table:table-cell table:style-name="ce15" table:formula="of:=[.G19]/[.F19]" office:value-type="percentage" office:value="0.00290406569196876" calcext:value-type="percentage">
            <text:p>0,29 %</text:p>
          </table:table-cell>
          <table:table-cell/>
        </table:table-row>
        <table:table-row table:style-name="ro1">
          <table:table-cell table:style-name="ce13" office:value-type="date" office:date-value="2020-07-21" calcext:value-type="date">
            <text:p>21.07.20</text:p>
          </table:table-cell>
          <table:table-cell office:value-type="float" office:value="0" calcext:value-type="float">
            <text:p>0</text:p>
          </table:table-cell>
          <table:table-cell office:value-type="float" office:value="87207" calcext:value-type="float">
            <text:p>87207</text:p>
          </table:table-cell>
          <table:table-cell office:value-type="float" office:value="883" calcext:value-type="float">
            <text:p>883</text:p>
          </table:table-cell>
          <table:table-cell table:style-name="ce15" table:formula="of:=[.D20]/[.C20]" office:value-type="percentage" office:value="0.0101253339754836" calcext:value-type="percentage">
            <text:p>1,01 %</text:p>
          </table:table-cell>
          <table:table-cell table:formula="of:=[.C20]-[.C26]" office:value-type="float" office:value="13190" calcext:value-type="float">
            <text:p>13.190</text:p>
          </table:table-cell>
          <table:table-cell table:style-name="ce14" table:formula="of:=[.D20]-[.D26]" office:value-type="float" office:value="44" calcext:value-type="float">
            <text:p>44</text:p>
          </table:table-cell>
          <table:table-cell table:style-name="ce15" table:formula="of:=[.G20]/[.F20]" office:value-type="percentage" office:value="0.00333586050037907" calcext:value-type="percentage">
            <text:p>0,33 %</text:p>
          </table:table-cell>
          <table:table-cell/>
        </table:table-row>
        <table:table-row table:style-name="ro1">
          <table:table-cell table:style-name="ce13" office:value-type="date" office:date-value="2020-07-21" calcext:value-type="date">
            <text:p>21.07.20</text:p>
          </table:table-cell>
          <table:table-cell office:value-type="float" office:value="5" calcext:value-type="float">
            <text:p>5</text:p>
          </table:table-cell>
          <table:table-cell office:value-type="float" office:value="112906" calcext:value-type="float">
            <text:p>112906</text:p>
          </table:table-cell>
          <table:table-cell office:value-type="float" office:value="1919" calcext:value-type="float">
            <text:p>1919</text:p>
          </table:table-cell>
          <table:table-cell table:style-name="ce15" table:formula="of:=[.D21]/[.C21]" office:value-type="percentage" office:value="0.0169964395160576" calcext:value-type="percentage">
            <text:p>1,70 %</text:p>
          </table:table-cell>
          <table:table-cell table:formula="of:=[.C21]-[.C27]" office:value-type="float" office:value="17285" calcext:value-type="float">
            <text:p>17.285</text:p>
          </table:table-cell>
          <table:table-cell table:style-name="ce14" table:formula="of:=[.D21]-[.D27]" office:value-type="float" office:value="90" calcext:value-type="float">
            <text:p>90</text:p>
          </table:table-cell>
          <table:table-cell table:style-name="ce15" table:formula="of:=[.G21]/[.F21]" office:value-type="percentage" office:value="0.00520682672837721" calcext:value-type="percentage">
            <text:p>0,52 %</text:p>
          </table:table-cell>
          <table:table-cell table:style-name="ce18"/>
        </table:table-row>
        <table:table-row table:style-name="ro1">
          <table:table-cell table:style-name="ce13" office:value-type="date" office:date-value="2020-07-21" calcext:value-type="date">
            <text:p>21.07.20</text:p>
          </table:table-cell>
          <table:table-cell office:value-type="float" office:value="15" calcext:value-type="float">
            <text:p>15</text:p>
          </table:table-cell>
          <table:table-cell office:value-type="float" office:value="522491" calcext:value-type="float">
            <text:p>522491</text:p>
          </table:table-cell>
          <table:table-cell office:value-type="float" office:value="17608" calcext:value-type="float">
            <text:p>17608</text:p>
          </table:table-cell>
          <table:table-cell table:style-name="ce15" table:formula="of:=[.D22]/[.C22]" office:value-type="percentage" office:value="0.0337001020113265" calcext:value-type="percentage">
            <text:p>3,37 %</text:p>
          </table:table-cell>
          <table:table-cell table:formula="of:=[.C22]-[.C28]" office:value-type="float" office:value="44310" calcext:value-type="float">
            <text:p>44.310</text:p>
          </table:table-cell>
          <table:table-cell table:style-name="ce14" table:formula="of:=[.D22]-[.D28]" office:value-type="float" office:value="373" calcext:value-type="float">
            <text:p>373</text:p>
          </table:table-cell>
          <table:table-cell table:style-name="ce15" table:formula="of:=[.G22]/[.F22]" office:value-type="percentage" office:value="0.00841796434213496" calcext:value-type="percentage">
            <text:p>0,84 %</text:p>
          </table:table-cell>
          <table:table-cell/>
        </table:table-row>
        <table:table-row table:style-name="ro1">
          <table:table-cell table:style-name="ce13" office:value-type="date" office:date-value="2020-07-21" calcext:value-type="date">
            <text:p>21.07.20</text:p>
          </table:table-cell>
          <table:table-cell office:value-type="float" office:value="35" calcext:value-type="float">
            <text:p>35</text:p>
          </table:table-cell>
          <table:table-cell office:value-type="float" office:value="831153" calcext:value-type="float">
            <text:p>831153</text:p>
          </table:table-cell>
          <table:table-cell office:value-type="float" office:value="29407" calcext:value-type="float">
            <text:p>29407</text:p>
          </table:table-cell>
          <table:table-cell table:style-name="ce15" table:formula="of:=[.D23]/[.C23]" office:value-type="percentage" office:value="0.0353809707719277" calcext:value-type="percentage">
            <text:p>3,54 %</text:p>
          </table:table-cell>
          <table:table-cell table:formula="of:=[.C23]-[.C29]" office:value-type="float" office:value="62235" calcext:value-type="float">
            <text:p>62.235</text:p>
          </table:table-cell>
          <table:table-cell table:style-name="ce14" table:formula="of:=[.D23]-[.D29]" office:value-type="float" office:value="480" calcext:value-type="float">
            <text:p>480</text:p>
          </table:table-cell>
          <table:table-cell table:style-name="ce15" table:formula="of:=[.G23]/[.F23]" office:value-type="percentage" office:value="0.00771270185586888" calcext:value-type="percentage">
            <text:p>0,77 %</text:p>
          </table:table-cell>
          <table:table-cell/>
        </table:table-row>
        <table:table-row table:style-name="ro1">
          <table:table-cell table:style-name="ce13" office:value-type="date" office:date-value="2020-07-21" calcext:value-type="date">
            <text:p>21.07.20</text:p>
          </table:table-cell>
          <table:table-cell office:value-type="float" office:value="60" calcext:value-type="float">
            <text:p>60</text:p>
          </table:table-cell>
          <table:table-cell office:value-type="float" office:value="507688" calcext:value-type="float">
            <text:p>507688</text:p>
          </table:table-cell>
          <table:table-cell office:value-type="float" office:value="14431" calcext:value-type="float">
            <text:p>14431</text:p>
          </table:table-cell>
          <table:table-cell table:style-name="ce15" table:formula="of:=[.D24]/[.C24]" office:value-type="percentage" office:value="0.0284249381509904" calcext:value-type="percentage">
            <text:p>2,84 %</text:p>
          </table:table-cell>
          <table:table-cell table:formula="of:=[.C24]-[.C30]" office:value-type="float" office:value="42498" calcext:value-type="float">
            <text:p>42.498</text:p>
          </table:table-cell>
          <table:table-cell table:style-name="ce14" table:formula="of:=[.D24]-[.D30]" office:value-type="float" office:value="194" calcext:value-type="float">
            <text:p>194</text:p>
          </table:table-cell>
          <table:table-cell table:style-name="ce15" table:formula="of:=[.G24]/[.F24]" office:value-type="percentage" office:value="0.00456492070215069" calcext:value-type="percentage">
            <text:p>0,46 %</text:p>
          </table:table-cell>
          <table:table-cell/>
        </table:table-row>
        <table:table-row table:style-name="ro1">
          <table:table-cell table:style-name="ce13" office:value-type="date" office:date-value="2020-07-21" calcext:value-type="date">
            <text:p>21.07.20</text:p>
          </table:table-cell>
          <table:table-cell office:value-type="float" office:value="80" calcext:value-type="float">
            <text:p>80</text:p>
          </table:table-cell>
          <table:table-cell office:value-type="float" office:value="308712" calcext:value-type="float">
            <text:p>308712</text:p>
          </table:table-cell>
          <table:table-cell office:value-type="float" office:value="9005" calcext:value-type="float">
            <text:p>9005</text:p>
          </table:table-cell>
          <table:table-cell table:style-name="ce15" table:formula="of:=[.D25]/[.C25]" office:value-type="percentage" office:value="0.0291695820052346" calcext:value-type="percentage">
            <text:p>2,92 %</text:p>
          </table:table-cell>
          <table:table-cell table:formula="of:=[.C25]-[.C31]" office:value-type="float" office:value="23897" calcext:value-type="float">
            <text:p>23.897</text:p>
          </table:table-cell>
          <table:table-cell table:style-name="ce14" table:formula="of:=[.D25]-[.D31]" office:value-type="float" office:value="67" calcext:value-type="float">
            <text:p>67</text:p>
          </table:table-cell>
          <table:table-cell table:style-name="ce15" table:formula="of:=[.G25]/[.F25]" office:value-type="percentage" office:value="0.00280369920910575" calcext:value-type="percentage">
            <text:p>0,28 %</text:p>
          </table:table-cell>
          <table:table-cell/>
        </table:table-row>
        <table:table-row table:style-name="ro1">
          <table:table-cell table:style-name="ce13" office:value-type="date" office:date-value="2020-07-14" calcext:value-type="date">
            <text:p>14.07.20</text:p>
          </table:table-cell>
          <table:table-cell office:value-type="float" office:value="0" calcext:value-type="float">
            <text:p>0</text:p>
          </table:table-cell>
          <table:table-cell office:value-type="float" office:value="74017" calcext:value-type="float">
            <text:p>74017</text:p>
          </table:table-cell>
          <table:table-cell office:value-type="float" office:value="839" calcext:value-type="float">
            <text:p>839</text:p>
          </table:table-cell>
          <table:table-cell table:style-name="ce15" table:formula="of:=[.D26]/[.C26]" office:value-type="percentage" office:value="0.0113352337976411" calcext:value-type="percentage">
            <text:p>1,13 %</text:p>
          </table:table-cell>
          <table:table-cell table:formula="of:=[.C26]-[.C32]" office:value-type="float" office:value="12380" calcext:value-type="float">
            <text:p>12.380</text:p>
          </table:table-cell>
          <table:table-cell table:style-name="ce14" table:formula="of:=[.D26]-[.D32]" office:value-type="float" office:value="46" calcext:value-type="float">
            <text:p>46</text:p>
          </table:table-cell>
          <table:table-cell table:style-name="ce15" table:formula="of:=[.G26]/[.F26]" office:value-type="percentage" office:value="0.0037156704361874" calcext:value-type="percentage">
            <text:p>0,37 %</text:p>
          </table:table-cell>
          <table:table-cell/>
        </table:table-row>
        <table:table-row table:style-name="ro1">
          <table:table-cell table:style-name="ce13" office:value-type="date" office:date-value="2020-07-14" calcext:value-type="date">
            <text:p>14.07.20</text:p>
          </table:table-cell>
          <table:table-cell office:value-type="float" office:value="5" calcext:value-type="float">
            <text:p>5</text:p>
          </table:table-cell>
          <table:table-cell office:value-type="float" office:value="95621" calcext:value-type="float">
            <text:p>95621</text:p>
          </table:table-cell>
          <table:table-cell office:value-type="float" office:value="1829" calcext:value-type="float">
            <text:p>1829</text:p>
          </table:table-cell>
          <table:table-cell table:style-name="ce15" table:formula="of:=[.D27]/[.C27]" office:value-type="percentage" office:value="0.0191275974942743" calcext:value-type="percentage">
            <text:p>1,91 %</text:p>
          </table:table-cell>
          <table:table-cell table:formula="of:=[.C27]-[.C33]" office:value-type="float" office:value="14533" calcext:value-type="float">
            <text:p>14.533</text:p>
          </table:table-cell>
          <table:table-cell table:style-name="ce14" table:formula="of:=[.D27]-[.D33]" office:value-type="float" office:value="82" calcext:value-type="float">
            <text:p>82</text:p>
          </table:table-cell>
          <table:table-cell table:style-name="ce15" table:formula="of:=[.G27]/[.F27]" office:value-type="percentage" office:value="0.0056423312461295" calcext:value-type="percentage">
            <text:p>0,56 %</text:p>
          </table:table-cell>
          <table:table-cell table:style-name="ce18"/>
        </table:table-row>
        <table:table-row table:style-name="ro1">
          <table:table-cell table:style-name="ce13" office:value-type="date" office:date-value="2020-07-14" calcext:value-type="date">
            <text:p>14.07.20</text:p>
          </table:table-cell>
          <table:table-cell office:value-type="float" office:value="15" calcext:value-type="float">
            <text:p>15</text:p>
          </table:table-cell>
          <table:table-cell office:value-type="float" office:value="478181" calcext:value-type="float">
            <text:p>478181</text:p>
          </table:table-cell>
          <table:table-cell office:value-type="float" office:value="17235" calcext:value-type="float">
            <text:p>17235</text:p>
          </table:table-cell>
          <table:table-cell table:style-name="ce15" table:formula="of:=[.D28]/[.C28]" office:value-type="percentage" office:value="0.0360428373356532" calcext:value-type="percentage">
            <text:p>3,60 %</text:p>
          </table:table-cell>
          <table:table-cell table:formula="of:=[.C28]-[.C34]" office:value-type="float" office:value="35039" calcext:value-type="float">
            <text:p>35.039</text:p>
          </table:table-cell>
          <table:table-cell table:style-name="ce14" table:formula="of:=[.D28]-[.D34]" office:value-type="float" office:value="312" calcext:value-type="float">
            <text:p>312</text:p>
          </table:table-cell>
          <table:table-cell table:style-name="ce15" table:formula="of:=[.G28]/[.F28]" office:value-type="percentage" office:value="0.00890436370900996" calcext:value-type="percentage">
            <text:p>0,89 %</text:p>
          </table:table-cell>
          <table:table-cell/>
        </table:table-row>
        <table:table-row table:style-name="ro1">
          <table:table-cell table:style-name="ce13" office:value-type="date" office:date-value="2020-07-14" calcext:value-type="date">
            <text:p>14.07.20</text:p>
          </table:table-cell>
          <table:table-cell office:value-type="float" office:value="35" calcext:value-type="float">
            <text:p>35</text:p>
          </table:table-cell>
          <table:table-cell office:value-type="float" office:value="768918" calcext:value-type="float">
            <text:p>768918</text:p>
          </table:table-cell>
          <table:table-cell office:value-type="float" office:value="28927" calcext:value-type="float">
            <text:p>28927</text:p>
          </table:table-cell>
          <table:table-cell table:style-name="ce15" table:formula="of:=[.D29]/[.C29]" office:value-type="percentage" office:value="0.0376203964531979" calcext:value-type="percentage">
            <text:p>3,76 %</text:p>
          </table:table-cell>
          <table:table-cell table:formula="of:=[.C29]-[.C35]" office:value-type="float" office:value="49916" calcext:value-type="float">
            <text:p>49.916</text:p>
          </table:table-cell>
          <table:table-cell table:style-name="ce14" table:formula="of:=[.D29]-[.D35]" office:value-type="float" office:value="308" calcext:value-type="float">
            <text:p>308</text:p>
          </table:table-cell>
          <table:table-cell table:style-name="ce15" table:formula="of:=[.G29]/[.F29]" office:value-type="percentage" office:value="0.00617036621524161" calcext:value-type="percentage">
            <text:p>0,62 %</text:p>
          </table:table-cell>
          <table:table-cell/>
        </table:table-row>
        <table:table-row table:style-name="ro1">
          <table:table-cell table:style-name="ce13" office:value-type="date" office:date-value="2020-07-14" calcext:value-type="date">
            <text:p>14.07.20</text:p>
          </table:table-cell>
          <table:table-cell office:value-type="float" office:value="60" calcext:value-type="float">
            <text:p>60</text:p>
          </table:table-cell>
          <table:table-cell office:value-type="float" office:value="465190" calcext:value-type="float">
            <text:p>465190</text:p>
          </table:table-cell>
          <table:table-cell office:value-type="float" office:value="14237" calcext:value-type="float">
            <text:p>14237</text:p>
          </table:table-cell>
          <table:table-cell table:style-name="ce15" table:formula="of:=[.D30]/[.C30]" office:value-type="percentage" office:value="0.0306046991551839" calcext:value-type="percentage">
            <text:p>3,06 %</text:p>
          </table:table-cell>
          <table:table-cell table:formula="of:=[.C30]-[.C36]" office:value-type="float" office:value="34711" calcext:value-type="float">
            <text:p>34.711</text:p>
          </table:table-cell>
          <table:table-cell table:style-name="ce14" table:formula="of:=[.D30]-[.D36]" office:value-type="float" office:value="85" calcext:value-type="float">
            <text:p>85</text:p>
          </table:table-cell>
          <table:table-cell table:style-name="ce15" table:formula="of:=[.G30]/[.F30]" office:value-type="percentage" office:value="0.00244879144939644" calcext:value-type="percentage">
            <text:p>0,24 %</text:p>
          </table:table-cell>
          <table:table-cell/>
        </table:table-row>
        <table:table-row table:style-name="ro1">
          <table:table-cell table:style-name="ce13" office:value-type="date" office:date-value="2020-07-14" calcext:value-type="date">
            <text:p>14.07.20</text:p>
          </table:table-cell>
          <table:table-cell office:value-type="float" office:value="80" calcext:value-type="float">
            <text:p>80</text:p>
          </table:table-cell>
          <table:table-cell office:value-type="float" office:value="284815" calcext:value-type="float">
            <text:p>284815</text:p>
          </table:table-cell>
          <table:table-cell office:value-type="float" office:value="8938" calcext:value-type="float">
            <text:p>8938</text:p>
          </table:table-cell>
          <table:table-cell table:style-name="ce15" table:formula="of:=[.D31]/[.C31]" office:value-type="percentage" office:value="0.031381774134087" calcext:value-type="percentage">
            <text:p>3,14 %</text:p>
          </table:table-cell>
          <table:table-cell table:formula="of:=[.C31]-[.C37]" office:value-type="float" office:value="19729" calcext:value-type="float">
            <text:p>19.729</text:p>
          </table:table-cell>
          <table:table-cell table:style-name="ce14" table:formula="of:=[.D31]-[.D37]" office:value-type="float" office:value="49" calcext:value-type="float">
            <text:p>49</text:p>
          </table:table-cell>
          <table:table-cell table:style-name="ce15" table:formula="of:=[.G31]/[.F31]" office:value-type="percentage" office:value="0.00248365350499265" calcext:value-type="percentage">
            <text:p>0,25 %</text:p>
          </table:table-cell>
          <table:table-cell/>
        </table:table-row>
        <table:table-row table:style-name="ro1">
          <table:table-cell table:style-name="ce13" office:value-type="date" office:date-value="2020-07-07" calcext:value-type="date">
            <text:p>07.07.20</text:p>
          </table:table-cell>
          <table:table-cell office:value-type="float" office:value="0" calcext:value-type="float">
            <text:p>0</text:p>
          </table:table-cell>
          <table:table-cell office:value-type="float" office:value="61637" calcext:value-type="float">
            <text:p>61637</text:p>
          </table:table-cell>
          <table:table-cell office:value-type="float" office:value="793" calcext:value-type="float">
            <text:p>793</text:p>
          </table:table-cell>
          <table:table-cell table:style-name="ce15" table:formula="of:=[.D32]/[.C32]" office:value-type="percentage" office:value="0.0128656488797313" calcext:value-type="percentage">
            <text:p>1,29 %</text:p>
          </table:table-cell>
          <table:table-cell table:formula="of:=[.C32]-[.C38]" office:value-type="float" office:value="9923" calcext:value-type="float">
            <text:p>9.923</text:p>
          </table:table-cell>
          <table:table-cell table:style-name="ce14" table:formula="of:=[.D32]-[.D38]" office:value-type="float" office:value="41" calcext:value-type="float">
            <text:p>41</text:p>
          </table:table-cell>
          <table:table-cell table:style-name="ce15" table:formula="of:=[.G32]/[.F32]" office:value-type="percentage" office:value="0.00413181497530989" calcext:value-type="percentage">
            <text:p>0,41 %</text:p>
          </table:table-cell>
          <table:table-cell/>
        </table:table-row>
        <table:table-row table:style-name="ro1">
          <table:table-cell table:style-name="ce13" office:value-type="date" office:date-value="2020-07-07" calcext:value-type="date">
            <text:p>07.07.20</text:p>
          </table:table-cell>
          <table:table-cell office:value-type="float" office:value="5" calcext:value-type="float">
            <text:p>5</text:p>
          </table:table-cell>
          <table:table-cell office:value-type="float" office:value="81088" calcext:value-type="float">
            <text:p>81088</text:p>
          </table:table-cell>
          <table:table-cell office:value-type="float" office:value="1747" calcext:value-type="float">
            <text:p>1747</text:p>
          </table:table-cell>
          <table:table-cell table:style-name="ce15" table:formula="of:=[.D33]/[.C33]" office:value-type="percentage" office:value="0.0215444948697711" calcext:value-type="percentage">
            <text:p>2,15 %</text:p>
          </table:table-cell>
          <table:table-cell table:formula="of:=[.C33]-[.C39]" office:value-type="float" office:value="12752" calcext:value-type="float">
            <text:p>12.752</text:p>
          </table:table-cell>
          <table:table-cell table:style-name="ce14" table:formula="of:=[.D33]-[.D39]" office:value-type="float" office:value="80" calcext:value-type="float">
            <text:p>80</text:p>
          </table:table-cell>
          <table:table-cell table:style-name="ce15" table:formula="of:=[.G33]/[.F33]" office:value-type="percentage" office:value="0.00627352572145546" calcext:value-type="percentage">
            <text:p>0,63 %</text:p>
          </table:table-cell>
          <table:table-cell table:style-name="ce18"/>
        </table:table-row>
        <table:table-row table:style-name="ro1">
          <table:table-cell table:style-name="ce13" office:value-type="date" office:date-value="2020-07-07" calcext:value-type="date">
            <text:p>07.07.20</text:p>
          </table:table-cell>
          <table:table-cell office:value-type="float" office:value="15" calcext:value-type="float">
            <text:p>15</text:p>
          </table:table-cell>
          <table:table-cell office:value-type="float" office:value="443142" calcext:value-type="float">
            <text:p>443142</text:p>
          </table:table-cell>
          <table:table-cell office:value-type="float" office:value="16923" calcext:value-type="float">
            <text:p>16923</text:p>
          </table:table-cell>
          <table:table-cell table:style-name="ce15" table:formula="of:=[.D34]/[.C34]" office:value-type="percentage" office:value="0.0381886618736206" calcext:value-type="percentage">
            <text:p>3,82 %</text:p>
          </table:table-cell>
          <table:table-cell table:formula="of:=[.C34]-[.C40]" office:value-type="float" office:value="34065" calcext:value-type="float">
            <text:p>34.065</text:p>
          </table:table-cell>
          <table:table-cell table:style-name="ce14" table:formula="of:=[.D34]-[.D40]" office:value-type="float" office:value="290" calcext:value-type="float">
            <text:p>290</text:p>
          </table:table-cell>
          <table:table-cell table:style-name="ce15" table:formula="of:=[.G34]/[.F34]" office:value-type="percentage" office:value="0.00851313665052106" calcext:value-type="percentage">
            <text:p>0,85 %</text:p>
          </table:table-cell>
          <table:table-cell/>
        </table:table-row>
        <table:table-row table:style-name="ro1">
          <table:table-cell table:style-name="ce13" office:value-type="date" office:date-value="2020-07-07" calcext:value-type="date">
            <text:p>07.07.20</text:p>
          </table:table-cell>
          <table:table-cell office:value-type="float" office:value="35" calcext:value-type="float">
            <text:p>35</text:p>
          </table:table-cell>
          <table:table-cell office:value-type="float" office:value="719002" calcext:value-type="float">
            <text:p>719002</text:p>
          </table:table-cell>
          <table:table-cell office:value-type="float" office:value="28619" calcext:value-type="float">
            <text:p>28619</text:p>
          </table:table-cell>
          <table:table-cell table:style-name="ce15" table:formula="of:=[.D35]/[.C35]" office:value-type="percentage" office:value="0.0398037835777926" calcext:value-type="percentage">
            <text:p>3,98 %</text:p>
          </table:table-cell>
          <table:table-cell table:formula="of:=[.C35]-[.C41]" office:value-type="float" office:value="52366" calcext:value-type="float">
            <text:p>52.366</text:p>
          </table:table-cell>
          <table:table-cell table:style-name="ce14" table:formula="of:=[.D35]-[.D41]" office:value-type="float" office:value="355" calcext:value-type="float">
            <text:p>355</text:p>
          </table:table-cell>
          <table:table-cell table:style-name="ce15" table:formula="of:=[.G35]/[.F35]" office:value-type="percentage" office:value="0.0067792078829775" calcext:value-type="percentage">
            <text:p>0,68 %</text:p>
          </table:table-cell>
          <table:table-cell/>
        </table:table-row>
        <table:table-row table:style-name="ro1">
          <table:table-cell table:style-name="ce13" office:value-type="date" office:date-value="2020-07-07" calcext:value-type="date">
            <text:p>07.07.20</text:p>
          </table:table-cell>
          <table:table-cell office:value-type="float" office:value="60" calcext:value-type="float">
            <text:p>60</text:p>
          </table:table-cell>
          <table:table-cell office:value-type="float" office:value="430479" calcext:value-type="float">
            <text:p>430479</text:p>
          </table:table-cell>
          <table:table-cell office:value-type="float" office:value="14152" calcext:value-type="float">
            <text:p>14152</text:p>
          </table:table-cell>
          <table:table-cell table:style-name="ce15" table:formula="of:=[.D36]/[.C36]" office:value-type="percentage" office:value="0.0328750066786069" calcext:value-type="percentage">
            <text:p>3,29 %</text:p>
          </table:table-cell>
          <table:table-cell table:formula="of:=[.C36]-[.C42]" office:value-type="float" office:value="38931" calcext:value-type="float">
            <text:p>38.931</text:p>
          </table:table-cell>
          <table:table-cell table:style-name="ce14" table:formula="of:=[.D36]-[.D42]" office:value-type="float" office:value="150" calcext:value-type="float">
            <text:p>150</text:p>
          </table:table-cell>
          <table:table-cell table:style-name="ce15" table:formula="of:=[.G36]/[.F36]" office:value-type="percentage" office:value="0.00385297064036372" calcext:value-type="percentage">
            <text:p>0,39 %</text:p>
          </table:table-cell>
          <table:table-cell/>
        </table:table-row>
        <table:table-row table:style-name="ro1">
          <table:table-cell table:style-name="ce13" office:value-type="date" office:date-value="2020-07-07" calcext:value-type="date">
            <text:p>07.07.20</text:p>
          </table:table-cell>
          <table:table-cell office:value-type="float" office:value="80" calcext:value-type="float">
            <text:p>80</text:p>
          </table:table-cell>
          <table:table-cell office:value-type="float" office:value="265086" calcext:value-type="float">
            <text:p>265086</text:p>
          </table:table-cell>
          <table:table-cell office:value-type="float" office:value="8889" calcext:value-type="float">
            <text:p>8889</text:p>
          </table:table-cell>
          <table:table-cell table:style-name="ce15" table:formula="of:=[.D37]/[.C37]" office:value-type="percentage" office:value="0.0335325139765963" calcext:value-type="percentage">
            <text:p>3,35 %</text:p>
          </table:table-cell>
          <table:table-cell table:formula="of:=[.C37]-[.C43]" office:value-type="float" office:value="21806" calcext:value-type="float">
            <text:p>21.806</text:p>
          </table:table-cell>
          <table:table-cell table:style-name="ce14" table:formula="of:=[.D37]-[.D43]" office:value-type="float" office:value="87" calcext:value-type="float">
            <text:p>87</text:p>
          </table:table-cell>
          <table:table-cell table:style-name="ce15" table:formula="of:=[.G37]/[.F37]" office:value-type="percentage" office:value="0.00398972759790883" calcext:value-type="percentage">
            <text:p>0,40 %</text:p>
          </table:table-cell>
          <table:table-cell/>
        </table:table-row>
        <table:table-row table:style-name="ro1">
          <table:table-cell table:style-name="ce13" office:value-type="date" office:date-value="2020-06-30" calcext:value-type="date">
            <text:p>30.06.20</text:p>
          </table:table-cell>
          <table:table-cell office:value-type="float" office:value="0" calcext:value-type="float">
            <text:p>0</text:p>
          </table:table-cell>
          <table:table-cell office:value-type="float" office:value="51714" calcext:value-type="float">
            <text:p>51714</text:p>
          </table:table-cell>
          <table:table-cell office:value-type="float" office:value="752" calcext:value-type="float">
            <text:p>752</text:p>
          </table:table-cell>
          <table:table-cell table:style-name="ce15" table:formula="of:=[.D38]/[.C38]" office:value-type="percentage" office:value="0.0145415168039602" calcext:value-type="percentage">
            <text:p>1,45 %</text:p>
          </table:table-cell>
          <table:table-cell table:formula="of:=[.C38]-[.C44]" office:value-type="float" office:value="6487" calcext:value-type="float">
            <text:p>6.487</text:p>
          </table:table-cell>
          <table:table-cell table:style-name="ce14" table:formula="of:=[.D38]-[.D44]" office:value-type="float" office:value="34" calcext:value-type="float">
            <text:p>34</text:p>
          </table:table-cell>
          <table:table-cell table:style-name="ce15" table:formula="of:=[.G38]/[.F38]" office:value-type="percentage" office:value="0.00524125173423771" calcext:value-type="percentage">
            <text:p>0,52 %</text:p>
          </table:table-cell>
          <table:table-cell table:style-name="ce18" office:value-type="string" calcext:value-type="string">
            <text:p>6 Tage</text:p>
          </table:table-cell>
        </table:table-row>
        <table:table-row table:style-name="ro1">
          <table:table-cell table:style-name="ce13" office:value-type="date" office:date-value="2020-06-30" calcext:value-type="date">
            <text:p>30.06.20</text:p>
          </table:table-cell>
          <table:table-cell office:value-type="float" office:value="5" calcext:value-type="float">
            <text:p>5</text:p>
          </table:table-cell>
          <table:table-cell office:value-type="float" office:value="68336" calcext:value-type="float">
            <text:p>68336</text:p>
          </table:table-cell>
          <table:table-cell office:value-type="float" office:value="1667" calcext:value-type="float">
            <text:p>1667</text:p>
          </table:table-cell>
          <table:table-cell table:style-name="ce15" table:formula="of:=[.D39]/[.C39]" office:value-type="percentage" office:value="0.0243941699836104" calcext:value-type="percentage">
            <text:p>2,44 %</text:p>
          </table:table-cell>
          <table:table-cell table:formula="of:=[.C39]-[.C45]" office:value-type="float" office:value="10379" calcext:value-type="float">
            <text:p>10.379</text:p>
          </table:table-cell>
          <table:table-cell table:style-name="ce14" table:formula="of:=[.D39]-[.D45]" office:value-type="float" office:value="53" calcext:value-type="float">
            <text:p>53</text:p>
          </table:table-cell>
          <table:table-cell table:style-name="ce15" table:formula="of:=[.G39]/[.F39]" office:value-type="percentage" office:value="0.00510646497735813" calcext:value-type="percentage">
            <text:p>0,51 %</text:p>
          </table:table-cell>
          <table:table-cell table:style-name="ce18" office:value-type="string" calcext:value-type="string">
            <text:p>6 Tage</text:p>
          </table:table-cell>
        </table:table-row>
        <table:table-row table:style-name="ro1">
          <table:table-cell table:style-name="ce13" office:value-type="date" office:date-value="2020-06-30" calcext:value-type="date">
            <text:p>30.06.20</text:p>
          </table:table-cell>
          <table:table-cell office:value-type="float" office:value="15" calcext:value-type="float">
            <text:p>15</text:p>
          </table:table-cell>
          <table:table-cell office:value-type="float" office:value="409077" calcext:value-type="float">
            <text:p>409077</text:p>
          </table:table-cell>
          <table:table-cell office:value-type="float" office:value="16633" calcext:value-type="float">
            <text:p>16633</text:p>
          </table:table-cell>
          <table:table-cell table:style-name="ce15" table:formula="of:=[.D40]/[.C40]" office:value-type="percentage" office:value="0.0406598268785583" calcext:value-type="percentage">
            <text:p>4,07 %</text:p>
          </table:table-cell>
          <table:table-cell table:formula="of:=[.C40]-[.C46]" office:value-type="float" office:value="24596" calcext:value-type="float">
            <text:p>24.596</text:p>
          </table:table-cell>
          <table:table-cell table:style-name="ce14" table:formula="of:=[.D40]-[.D46]" office:value-type="float" office:value="220" calcext:value-type="float">
            <text:p>220</text:p>
          </table:table-cell>
          <table:table-cell table:style-name="ce15" table:formula="of:=[.G40]/[.F40]" office:value-type="percentage" office:value="0.00894454382826476" calcext:value-type="percentage">
            <text:p>0,89 %</text:p>
          </table:table-cell>
          <table:table-cell table:style-name="ce18" office:value-type="string" calcext:value-type="string">
            <text:p>6 Tage</text:p>
          </table:table-cell>
        </table:table-row>
        <table:table-row table:style-name="ro1">
          <table:table-cell table:style-name="ce13" office:value-type="date" office:date-value="2020-06-30" calcext:value-type="date">
            <text:p>30.06.20</text:p>
          </table:table-cell>
          <table:table-cell office:value-type="float" office:value="35" calcext:value-type="float">
            <text:p>35</text:p>
          </table:table-cell>
          <table:table-cell office:value-type="float" office:value="666636" calcext:value-type="float">
            <text:p>666636</text:p>
          </table:table-cell>
          <table:table-cell office:value-type="float" office:value="28264" calcext:value-type="float">
            <text:p>28264</text:p>
          </table:table-cell>
          <table:table-cell table:style-name="ce15" table:formula="of:=[.D41]/[.C41]" office:value-type="percentage" office:value="0.0423979503057141" calcext:value-type="percentage">
            <text:p>4,24 %</text:p>
          </table:table-cell>
          <table:table-cell table:formula="of:=[.C41]-[.C47]" office:value-type="float" office:value="38321" calcext:value-type="float">
            <text:p>38.321</text:p>
          </table:table-cell>
          <table:table-cell table:style-name="ce14" table:formula="of:=[.D41]-[.D47]" office:value-type="float" office:value="292" calcext:value-type="float">
            <text:p>292</text:p>
          </table:table-cell>
          <table:table-cell table:style-name="ce15" table:formula="of:=[.G41]/[.F41]" office:value-type="percentage" office:value="0.00761984290597844" calcext:value-type="percentage">
            <text:p>0,76 %</text:p>
          </table:table-cell>
          <table:table-cell table:style-name="ce18" office:value-type="string" calcext:value-type="string">
            <text:p>6 Tage</text:p>
          </table:table-cell>
        </table:table-row>
        <table:table-row table:style-name="ro1">
          <table:table-cell table:style-name="ce13" office:value-type="date" office:date-value="2020-06-30" calcext:value-type="date">
            <text:p>30.06.20</text:p>
          </table:table-cell>
          <table:table-cell office:value-type="float" office:value="60" calcext:value-type="float">
            <text:p>60</text:p>
          </table:table-cell>
          <table:table-cell office:value-type="float" office:value="391548" calcext:value-type="float">
            <text:p>391548</text:p>
          </table:table-cell>
          <table:table-cell office:value-type="float" office:value="14002" calcext:value-type="float">
            <text:p>14002</text:p>
          </table:table-cell>
          <table:table-cell table:style-name="ce15" table:formula="of:=[.D42]/[.C42]" office:value-type="percentage" office:value="0.0357606219416266" calcext:value-type="percentage">
            <text:p>3,58 %</text:p>
          </table:table-cell>
          <table:table-cell table:formula="of:=[.C42]-[.C48]" office:value-type="float" office:value="27311" calcext:value-type="float">
            <text:p>27.311</text:p>
          </table:table-cell>
          <table:table-cell table:style-name="ce14" table:formula="of:=[.D42]-[.D48]" office:value-type="float" office:value="85" calcext:value-type="float">
            <text:p>85</text:p>
          </table:table-cell>
          <table:table-cell table:style-name="ce15" table:formula="of:=[.G42]/[.F42]" office:value-type="percentage" office:value="0.00311229907363333" calcext:value-type="percentage">
            <text:p>0,31 %</text:p>
          </table:table-cell>
          <table:table-cell table:style-name="ce18" office:value-type="string" calcext:value-type="string">
            <text:p>6 Tage</text:p>
          </table:table-cell>
        </table:table-row>
        <table:table-row table:style-name="ro1">
          <table:table-cell table:style-name="ce13" office:value-type="date" office:date-value="2020-06-30" calcext:value-type="date">
            <text:p>30.06.20</text:p>
          </table:table-cell>
          <table:table-cell office:value-type="float" office:value="80" calcext:value-type="float">
            <text:p>80</text:p>
          </table:table-cell>
          <table:table-cell office:value-type="float" office:value="243280" calcext:value-type="float">
            <text:p>243280</text:p>
          </table:table-cell>
          <table:table-cell office:value-type="float" office:value="8802" calcext:value-type="float">
            <text:p>8802</text:p>
          </table:table-cell>
          <table:table-cell table:style-name="ce15" table:formula="of:=[.D43]/[.C43]" office:value-type="percentage" office:value="0.0361805327195002" calcext:value-type="percentage">
            <text:p>3,62 %</text:p>
          </table:table-cell>
          <table:table-cell table:formula="of:=[.C43]-[.C49]" office:value-type="float" office:value="15370" calcext:value-type="float">
            <text:p>15.370</text:p>
          </table:table-cell>
          <table:table-cell table:style-name="ce14" table:formula="of:=[.D43]-[.D49]" office:value-type="float" office:value="39" calcext:value-type="float">
            <text:p>39</text:p>
          </table:table-cell>
          <table:table-cell table:style-name="ce15" table:formula="of:=[.G43]/[.F43]" office:value-type="percentage" office:value="0.00253741054001301" calcext:value-type="percentage">
            <text:p>0,25 %</text:p>
          </table:table-cell>
          <table:table-cell table:style-name="ce18" office:value-type="string" calcext:value-type="string">
            <text:p>6 Tage</text:p>
          </table:table-cell>
        </table:table-row>
        <table:table-row table:style-name="ro1">
          <table:table-cell table:style-name="ce13" office:value-type="date" office:date-value="2020-06-24" calcext:value-type="date">
            <text:p>24.06.20</text:p>
          </table:table-cell>
          <table:table-cell office:value-type="float" office:value="0" calcext:value-type="float">
            <text:p>0</text:p>
          </table:table-cell>
          <table:table-cell office:value-type="float" office:value="45227" calcext:value-type="float">
            <text:p>45227</text:p>
          </table:table-cell>
          <table:table-cell office:value-type="float" office:value="718" calcext:value-type="float">
            <text:p>718</text:p>
          </table:table-cell>
          <table:table-cell table:style-name="ce15" table:formula="of:=[.D44]/[.C44]" office:value-type="percentage" office:value="0.0158754726159153" calcext:value-type="percentage">
            <text:p>1,59 %</text:p>
          </table:table-cell>
          <table:table-cell table:formula="of:=[.C44]-[.C50]" office:value-type="float" office:value="8145" calcext:value-type="float">
            <text:p>8.145</text:p>
          </table:table-cell>
          <table:table-cell table:style-name="ce14" table:formula="of:=[.D44]-[.D50]" office:value-type="float" office:value="63" calcext:value-type="float">
            <text:p>63</text:p>
          </table:table-cell>
          <table:table-cell table:style-name="ce15" table:formula="of:=[.G44]/[.F44]" office:value-type="percentage" office:value="0.00773480662983425" calcext:value-type="percentage">
            <text:p>0,77 %</text:p>
          </table:table-cell>
          <table:table-cell table:style-name="ce18"/>
        </table:table-row>
        <table:table-row table:style-name="ro1">
          <table:table-cell table:style-name="ce13" office:value-type="date" office:date-value="2020-06-24" calcext:value-type="date">
            <text:p>24.06.20</text:p>
          </table:table-cell>
          <table:table-cell office:value-type="float" office:value="5" calcext:value-type="float">
            <text:p>5</text:p>
          </table:table-cell>
          <table:table-cell office:value-type="float" office:value="57957" calcext:value-type="float">
            <text:p>57957</text:p>
          </table:table-cell>
          <table:table-cell office:value-type="float" office:value="1614" calcext:value-type="float">
            <text:p>1614</text:p>
          </table:table-cell>
          <table:table-cell table:style-name="ce15" table:formula="of:=[.D45]/[.C45]" office:value-type="percentage" office:value="0.027848232310161" calcext:value-type="percentage">
            <text:p>2,78 %</text:p>
          </table:table-cell>
          <table:table-cell table:formula="of:=[.C45]-[.C51]" office:value-type="float" office:value="10213" calcext:value-type="float">
            <text:p>10.213</text:p>
          </table:table-cell>
          <table:table-cell table:style-name="ce14" table:formula="of:=[.D45]-[.D51]" office:value-type="float" office:value="181" calcext:value-type="float">
            <text:p>181</text:p>
          </table:table-cell>
          <table:table-cell table:style-name="ce15" table:formula="of:=[.G45]/[.F45]" office:value-type="percentage" office:value="0.0177225105258005" calcext:value-type="percentage">
            <text:p>1,77 %</text:p>
          </table:table-cell>
          <table:table-cell/>
        </table:table-row>
        <table:table-row table:style-name="ro1">
          <table:table-cell table:style-name="ce13" office:value-type="date" office:date-value="2020-06-24" calcext:value-type="date">
            <text:p>24.06.20</text:p>
          </table:table-cell>
          <table:table-cell office:value-type="float" office:value="15" calcext:value-type="float">
            <text:p>15</text:p>
          </table:table-cell>
          <table:table-cell office:value-type="float" office:value="384481" calcext:value-type="float">
            <text:p>384481</text:p>
          </table:table-cell>
          <table:table-cell office:value-type="float" office:value="16413" calcext:value-type="float">
            <text:p>16413</text:p>
          </table:table-cell>
          <table:table-cell table:style-name="ce15" table:formula="of:=[.D46]/[.C46]" office:value-type="percentage" office:value="0.0426887154371738" calcext:value-type="percentage">
            <text:p>4,27 %</text:p>
          </table:table-cell>
          <table:table-cell table:formula="of:=[.C46]-[.C52]" office:value-type="float" office:value="39224" calcext:value-type="float">
            <text:p>39.224</text:p>
          </table:table-cell>
          <table:table-cell table:style-name="ce14" table:formula="of:=[.D46]-[.D52]" office:value-type="float" office:value="748" calcext:value-type="float">
            <text:p>748</text:p>
          </table:table-cell>
          <table:table-cell table:style-name="ce15" table:formula="of:=[.G46]/[.F46]" office:value-type="percentage" office:value="0.0190699571690802" calcext:value-type="percentage">
            <text:p>1,91 %</text:p>
          </table:table-cell>
          <table:table-cell/>
        </table:table-row>
        <table:table-row table:style-name="ro1">
          <table:table-cell table:style-name="ce13" office:value-type="date" office:date-value="2020-06-24" calcext:value-type="date">
            <text:p>24.06.20</text:p>
          </table:table-cell>
          <table:table-cell office:value-type="float" office:value="35" calcext:value-type="float">
            <text:p>35</text:p>
          </table:table-cell>
          <table:table-cell office:value-type="float" office:value="628315" calcext:value-type="float">
            <text:p>628315</text:p>
          </table:table-cell>
          <table:table-cell office:value-type="float" office:value="27972" calcext:value-type="float">
            <text:p>27972</text:p>
          </table:table-cell>
          <table:table-cell table:style-name="ce15" table:formula="of:=[.D47]/[.C47]" office:value-type="percentage" office:value="0.044519070848221" calcext:value-type="percentage">
            <text:p>4,45 %</text:p>
          </table:table-cell>
          <table:table-cell table:formula="of:=[.C47]-[.C53]" office:value-type="float" office:value="61447" calcext:value-type="float">
            <text:p>61.447</text:p>
          </table:table-cell>
          <table:table-cell table:style-name="ce14" table:formula="of:=[.D47]-[.D53]" office:value-type="float" office:value="1164" calcext:value-type="float">
            <text:p>1.164</text:p>
          </table:table-cell>
          <table:table-cell table:style-name="ce15" table:formula="of:=[.G47]/[.F47]" office:value-type="percentage" office:value="0.0189431542630234" calcext:value-type="percentage">
            <text:p>1,89 %</text:p>
          </table:table-cell>
          <table:table-cell/>
        </table:table-row>
        <table:table-row table:style-name="ro1">
          <table:table-cell table:style-name="ce13" office:value-type="date" office:date-value="2020-06-24" calcext:value-type="date">
            <text:p>24.06.20</text:p>
          </table:table-cell>
          <table:table-cell office:value-type="float" office:value="60" calcext:value-type="float">
            <text:p>60</text:p>
          </table:table-cell>
          <table:table-cell office:value-type="float" office:value="364237" calcext:value-type="float">
            <text:p>364237</text:p>
          </table:table-cell>
          <table:table-cell office:value-type="float" office:value="13917" calcext:value-type="float">
            <text:p>13917</text:p>
          </table:table-cell>
          <table:table-cell table:style-name="ce15" table:formula="of:=[.D48]/[.C48]" office:value-type="percentage" office:value="0.0382086388807288" calcext:value-type="percentage">
            <text:p>3,82 %</text:p>
          </table:table-cell>
          <table:table-cell table:formula="of:=[.C48]-[.C54]" office:value-type="float" office:value="44648" calcext:value-type="float">
            <text:p>44.648</text:p>
          </table:table-cell>
          <table:table-cell table:style-name="ce14" table:formula="of:=[.D48]-[.D54]" office:value-type="float" office:value="415" calcext:value-type="float">
            <text:p>415</text:p>
          </table:table-cell>
          <table:table-cell table:style-name="ce15" table:formula="of:=[.G48]/[.F48]" office:value-type="percentage" office:value="0.00929492922415338" calcext:value-type="percentage">
            <text:p>0,93 %</text:p>
          </table:table-cell>
          <table:table-cell/>
        </table:table-row>
        <table:table-row table:style-name="ro1">
          <table:table-cell table:style-name="ce13" office:value-type="date" office:date-value="2020-06-24" calcext:value-type="date">
            <text:p>24.06.20</text:p>
          </table:table-cell>
          <table:table-cell office:value-type="float" office:value="80" calcext:value-type="float">
            <text:p>80</text:p>
          </table:table-cell>
          <table:table-cell office:value-type="float" office:value="227910" calcext:value-type="float">
            <text:p>227910</text:p>
          </table:table-cell>
          <table:table-cell office:value-type="float" office:value="8763" calcext:value-type="float">
            <text:p>8763</text:p>
          </table:table-cell>
          <table:table-cell table:style-name="ce15" table:formula="of:=[.D49]/[.C49]" office:value-type="percentage" office:value="0.0384493879162827" calcext:value-type="percentage">
            <text:p>3,84 %</text:p>
          </table:table-cell>
          <table:table-cell table:formula="of:=[.C49]-[.C55]" office:value-type="float" office:value="30450" calcext:value-type="float">
            <text:p>30.450</text:p>
          </table:table-cell>
          <table:table-cell table:style-name="ce14" table:formula="of:=[.D49]-[.D55]" office:value-type="float" office:value="228" calcext:value-type="float">
            <text:p>228</text:p>
          </table:table-cell>
          <table:table-cell table:style-name="ce15" table:formula="of:=[.G49]/[.F49]" office:value-type="percentage" office:value="0.00748768472906404" calcext:value-type="percentage">
            <text:p>0,75 %</text:p>
          </table:table-cell>
          <table:table-cell/>
        </table:table-row>
        <table:table-row table:style-name="ro1">
          <table:table-cell table:style-name="ce13" office:value-type="date" office:date-value="2020-06-17" calcext:value-type="date">
            <text:p>17.06.20</text:p>
          </table:table-cell>
          <table:table-cell office:value-type="float" office:value="0" calcext:value-type="float">
            <text:p>0</text:p>
          </table:table-cell>
          <table:table-cell office:value-type="float" office:value="37082" calcext:value-type="float">
            <text:p>37082</text:p>
          </table:table-cell>
          <table:table-cell office:value-type="float" office:value="655" calcext:value-type="float">
            <text:p>655</text:p>
          </table:table-cell>
          <table:table-cell table:style-name="ce15" table:formula="of:=[.D50]/[.C50]" office:value-type="percentage" office:value="0.0176635564424788" calcext:value-type="percentage">
            <text:p>1,77 %</text:p>
          </table:table-cell>
          <table:table-cell table:formula="of:=[.C50]-[.C56]" office:value-type="float" office:value="3177" calcext:value-type="float">
            <text:p>3.177</text:p>
          </table:table-cell>
          <table:table-cell table:style-name="ce14" table:formula="of:=[.D50]-[.D56]" office:value-type="float" office:value="31" calcext:value-type="float">
            <text:p>31</text:p>
          </table:table-cell>
          <table:table-cell table:style-name="ce15" table:formula="of:=[.G50]/[.F50]" office:value-type="percentage" office:value="0.00975763298709474" calcext:value-type="percentage">
            <text:p>0,98 %</text:p>
          </table:table-cell>
          <table:table-cell table:style-name="ce18"/>
        </table:table-row>
        <table:table-row table:style-name="ro1">
          <table:table-cell table:style-name="ce13" office:value-type="date" office:date-value="2020-06-17" calcext:value-type="date">
            <text:p>17.06.20</text:p>
          </table:table-cell>
          <table:table-cell office:value-type="float" office:value="5" calcext:value-type="float">
            <text:p>5</text:p>
          </table:table-cell>
          <table:table-cell office:value-type="float" office:value="47744" calcext:value-type="float">
            <text:p>47744</text:p>
          </table:table-cell>
          <table:table-cell office:value-type="float" office:value="1433" calcext:value-type="float">
            <text:p>1433</text:p>
          </table:table-cell>
          <table:table-cell table:style-name="ce15" table:formula="of:=[.D51]/[.C51]" office:value-type="percentage" office:value="0.0300142426273458" calcext:value-type="percentage">
            <text:p>3,00 %</text:p>
          </table:table-cell>
          <table:table-cell table:formula="of:=[.C51]-[.C57]" office:value-type="float" office:value="3661" calcext:value-type="float">
            <text:p>3.661</text:p>
          </table:table-cell>
          <table:table-cell table:style-name="ce14" table:formula="of:=[.D51]-[.D57]" office:value-type="float" office:value="53" calcext:value-type="float">
            <text:p>53</text:p>
          </table:table-cell>
          <table:table-cell table:style-name="ce15" table:formula="of:=[.G51]/[.F51]" office:value-type="percentage" office:value="0.0144769188746244" calcext:value-type="percentage">
            <text:p>1,45 %</text:p>
          </table:table-cell>
          <table:table-cell table:style-name="ce18"/>
        </table:table-row>
        <table:table-row table:style-name="ro1">
          <table:table-cell table:style-name="ce13" office:value-type="date" office:date-value="2020-06-17" calcext:value-type="date">
            <text:p>17.06.20</text:p>
          </table:table-cell>
          <table:table-cell office:value-type="float" office:value="15" calcext:value-type="float">
            <text:p>15</text:p>
          </table:table-cell>
          <table:table-cell office:value-type="float" office:value="345257" calcext:value-type="float">
            <text:p>345257</text:p>
          </table:table-cell>
          <table:table-cell office:value-type="float" office:value="15665" calcext:value-type="float">
            <text:p>15665</text:p>
          </table:table-cell>
          <table:table-cell table:style-name="ce15" table:formula="of:=[.D52]/[.C52]" office:value-type="percentage" office:value="0.0453719982505786" calcext:value-type="percentage">
            <text:p>4,54 %</text:p>
          </table:table-cell>
          <table:table-cell table:formula="of:=[.C52]-[.C58]" office:value-type="float" office:value="15640" calcext:value-type="float">
            <text:p>15.640</text:p>
          </table:table-cell>
          <table:table-cell table:style-name="ce14" table:formula="of:=[.D52]-[.D58]" office:value-type="float" office:value="215" calcext:value-type="float">
            <text:p>215</text:p>
          </table:table-cell>
          <table:table-cell table:style-name="ce15" table:formula="of:=[.G52]/[.F52]" office:value-type="percentage" office:value="0.0137468030690537" calcext:value-type="percentage">
            <text:p>1,37 %</text:p>
          </table:table-cell>
          <table:table-cell/>
        </table:table-row>
        <table:table-row table:style-name="ro1">
          <table:table-cell table:style-name="ce13" office:value-type="date" office:date-value="2020-06-17" calcext:value-type="date">
            <text:p>17.06.20</text:p>
          </table:table-cell>
          <table:table-cell office:value-type="float" office:value="35" calcext:value-type="float">
            <text:p>35</text:p>
          </table:table-cell>
          <table:table-cell office:value-type="float" office:value="566868" calcext:value-type="float">
            <text:p>566868</text:p>
          </table:table-cell>
          <table:table-cell office:value-type="float" office:value="26808" calcext:value-type="float">
            <text:p>26808</text:p>
          </table:table-cell>
          <table:table-cell table:style-name="ce15" table:formula="of:=[.D53]/[.C53]" office:value-type="percentage" office:value="0.0472914329261839" calcext:value-type="percentage">
            <text:p>4,73 %</text:p>
          </table:table-cell>
          <table:table-cell table:formula="of:=[.C53]-[.C59]" office:value-type="float" office:value="24853" calcext:value-type="float">
            <text:p>24.853</text:p>
          </table:table-cell>
          <table:table-cell table:style-name="ce14" table:formula="of:=[.D53]-[.D59]" office:value-type="float" office:value="192" calcext:value-type="float">
            <text:p>192</text:p>
          </table:table-cell>
          <table:table-cell table:style-name="ce15" table:formula="of:=[.G53]/[.F53]" office:value-type="percentage" office:value="0.00772542550195147" calcext:value-type="percentage">
            <text:p>0,77 %</text:p>
          </table:table-cell>
          <table:table-cell/>
        </table:table-row>
        <table:table-row table:style-name="ro1">
          <table:table-cell table:style-name="ce13" office:value-type="date" office:date-value="2020-06-17" calcext:value-type="date">
            <text:p>17.06.20</text:p>
          </table:table-cell>
          <table:table-cell office:value-type="float" office:value="60" calcext:value-type="float">
            <text:p>60</text:p>
          </table:table-cell>
          <table:table-cell office:value-type="float" office:value="319589" calcext:value-type="float">
            <text:p>319589</text:p>
          </table:table-cell>
          <table:table-cell office:value-type="float" office:value="13502" calcext:value-type="float">
            <text:p>13502</text:p>
          </table:table-cell>
          <table:table-cell table:style-name="ce15" table:formula="of:=[.D54]/[.C54]" office:value-type="percentage" office:value="0.042248012290786" calcext:value-type="percentage">
            <text:p>4,22 %</text:p>
          </table:table-cell>
          <table:table-cell table:formula="of:=[.C54]-[.C60]" office:value-type="float" office:value="21343" calcext:value-type="float">
            <text:p>21.343</text:p>
          </table:table-cell>
          <table:table-cell table:style-name="ce14" table:formula="of:=[.D54]-[.D60]" office:value-type="float" office:value="70" calcext:value-type="float">
            <text:p>70</text:p>
          </table:table-cell>
          <table:table-cell table:style-name="ce15" table:formula="of:=[.G54]/[.F54]" office:value-type="percentage" office:value="0.0032797638570023" calcext:value-type="percentage">
            <text:p>0,33 %</text:p>
          </table:table-cell>
          <table:table-cell/>
        </table:table-row>
        <table:table-row table:style-name="ro1">
          <table:table-cell table:style-name="ce13" office:value-type="date" office:date-value="2020-06-17" calcext:value-type="date">
            <text:p>17.06.20</text:p>
          </table:table-cell>
          <table:table-cell office:value-type="float" office:value="80" calcext:value-type="float">
            <text:p>80</text:p>
          </table:table-cell>
          <table:table-cell office:value-type="float" office:value="197460" calcext:value-type="float">
            <text:p>197460</text:p>
          </table:table-cell>
          <table:table-cell office:value-type="float" office:value="8535" calcext:value-type="float">
            <text:p>8535</text:p>
          </table:table-cell>
          <table:table-cell table:style-name="ce15" table:formula="of:=[.D55]/[.C55]" office:value-type="percentage" office:value="0.0432239440899423" calcext:value-type="percentage">
            <text:p>4,32 %</text:p>
          </table:table-cell>
          <table:table-cell table:formula="of:=[.C55]-[.C61]" office:value-type="float" office:value="13962" calcext:value-type="float">
            <text:p>13.962</text:p>
          </table:table-cell>
          <table:table-cell table:style-name="ce14" table:formula="of:=[.D55]-[.D61]" office:value-type="float" office:value="52" calcext:value-type="float">
            <text:p>52</text:p>
          </table:table-cell>
          <table:table-cell table:style-name="ce15" table:formula="of:=[.G55]/[.F55]" office:value-type="percentage" office:value="0.0037243947858473" calcext:value-type="percentage">
            <text:p>0,37 %</text:p>
          </table:table-cell>
          <table:table-cell/>
        </table:table-row>
        <table:table-row table:style-name="ro1">
          <table:table-cell table:style-name="ce13" office:value-type="date" office:date-value="2020-06-10" calcext:value-type="date">
            <text:p>10.06.20</text:p>
          </table:table-cell>
          <table:table-cell office:value-type="float" office:value="0" calcext:value-type="float">
            <text:p>0</text:p>
          </table:table-cell>
          <table:table-cell office:value-type="float" office:value="33905" calcext:value-type="float">
            <text:p>33905</text:p>
          </table:table-cell>
          <table:table-cell office:value-type="float" office:value="624" calcext:value-type="float">
            <text:p>624</text:p>
          </table:table-cell>
          <table:table-cell table:style-name="ce15" table:formula="of:=[.D56]/[.C56]" office:value-type="percentage" office:value="0.0184043651378853" calcext:value-type="percentage">
            <text:p>1,84 %</text:p>
          </table:table-cell>
          <table:table-cell table:formula="of:=[.C56]-[.C62]" office:value-type="float" office:value="4988" calcext:value-type="float">
            <text:p>4.988</text:p>
          </table:table-cell>
          <table:table-cell table:style-name="ce14" table:formula="of:=[.D56]-[.D62]" office:value-type="float" office:value="67" calcext:value-type="float">
            <text:p>67</text:p>
          </table:table-cell>
          <table:table-cell table:style-name="ce15" table:formula="of:=[.G56]/[.F56]" office:value-type="percentage" office:value="0.0134322373696873" calcext:value-type="percentage">
            <text:p>1,34 %</text:p>
          </table:table-cell>
          <table:table-cell table:style-name="ce18" office:value-type="string" calcext:value-type="string">
            <text:p>8 Tage</text:p>
          </table:table-cell>
        </table:table-row>
        <table:table-row table:style-name="ro1">
          <table:table-cell table:style-name="ce13" office:value-type="date" office:date-value="2020-06-10" calcext:value-type="date">
            <text:p>10.06.20</text:p>
          </table:table-cell>
          <table:table-cell office:value-type="float" office:value="5" calcext:value-type="float">
            <text:p>5</text:p>
          </table:table-cell>
          <table:table-cell office:value-type="float" office:value="44083" calcext:value-type="float">
            <text:p>44083</text:p>
          </table:table-cell>
          <table:table-cell office:value-type="float" office:value="1380" calcext:value-type="float">
            <text:p>1380</text:p>
          </table:table-cell>
          <table:table-cell table:style-name="ce15" table:formula="of:=[.D57]/[.C57]" office:value-type="percentage" office:value="0.0313045845337205" calcext:value-type="percentage">
            <text:p>3,13 %</text:p>
          </table:table-cell>
          <table:table-cell table:formula="of:=[.C57]-[.C63]" office:value-type="float" office:value="6134" calcext:value-type="float">
            <text:p>6.134</text:p>
          </table:table-cell>
          <table:table-cell table:style-name="ce14" table:formula="of:=[.D57]-[.D63]" office:value-type="float" office:value="111" calcext:value-type="float">
            <text:p>111</text:p>
          </table:table-cell>
          <table:table-cell table:style-name="ce15" table:formula="of:=[.G57]/[.F57]" office:value-type="percentage" office:value="0.018095859145745" calcext:value-type="percentage">
            <text:p>1,81 %</text:p>
          </table:table-cell>
          <table:table-cell table:style-name="ce18" office:value-type="string" calcext:value-type="string">
            <text:p>8 Tage</text:p>
          </table:table-cell>
        </table:table-row>
        <table:table-row table:style-name="ro1">
          <table:table-cell table:style-name="ce13" office:value-type="date" office:date-value="2020-06-10" calcext:value-type="date">
            <text:p>10.06.20</text:p>
          </table:table-cell>
          <table:table-cell office:value-type="float" office:value="15" calcext:value-type="float">
            <text:p>15</text:p>
          </table:table-cell>
          <table:table-cell office:value-type="float" office:value="329617" calcext:value-type="float">
            <text:p>329617</text:p>
          </table:table-cell>
          <table:table-cell office:value-type="float" office:value="15450" calcext:value-type="float">
            <text:p>15450</text:p>
          </table:table-cell>
          <table:table-cell table:style-name="ce15" table:formula="of:=[.D58]/[.C58]" office:value-type="percentage" office:value="0.0468725824214164" calcext:value-type="percentage">
            <text:p>4,69 %</text:p>
          </table:table-cell>
          <table:table-cell table:formula="of:=[.C58]-[.C64]" office:value-type="float" office:value="35037" calcext:value-type="float">
            <text:p>35.037</text:p>
          </table:table-cell>
          <table:table-cell table:style-name="ce14" table:formula="of:=[.D58]-[.D64]" office:value-type="float" office:value="897" calcext:value-type="float">
            <text:p>897</text:p>
          </table:table-cell>
          <table:table-cell table:style-name="ce15" table:formula="of:=[.G58]/[.F58]" office:value-type="percentage" office:value="0.0256015069783372" calcext:value-type="percentage">
            <text:p>2,56 %</text:p>
          </table:table-cell>
          <table:table-cell table:style-name="ce18" office:value-type="string" calcext:value-type="string">
            <text:p>8 Tage</text:p>
          </table:table-cell>
        </table:table-row>
        <table:table-row table:style-name="ro1">
          <table:table-cell table:style-name="ce13" office:value-type="date" office:date-value="2020-06-10" calcext:value-type="date">
            <text:p>10.06.20</text:p>
          </table:table-cell>
          <table:table-cell office:value-type="float" office:value="35" calcext:value-type="float">
            <text:p>35</text:p>
          </table:table-cell>
          <table:table-cell office:value-type="float" office:value="542015" calcext:value-type="float">
            <text:p>542015</text:p>
          </table:table-cell>
          <table:table-cell office:value-type="float" office:value="26616" calcext:value-type="float">
            <text:p>26616</text:p>
          </table:table-cell>
          <table:table-cell table:style-name="ce15" table:formula="of:=[.D59]/[.C59]" office:value-type="percentage" office:value="0.0491056520575999" calcext:value-type="percentage">
            <text:p>4,91 %</text:p>
          </table:table-cell>
          <table:table-cell table:formula="of:=[.C59]-[.C65]" office:value-type="float" office:value="55210" calcext:value-type="float">
            <text:p>55.210</text:p>
          </table:table-cell>
          <table:table-cell table:style-name="ce14" table:formula="of:=[.D59]-[.D65]" office:value-type="float" office:value="1219" calcext:value-type="float">
            <text:p>1.219</text:p>
          </table:table-cell>
          <table:table-cell table:style-name="ce15" table:formula="of:=[.G59]/[.F59]" office:value-type="percentage" office:value="0.0220793334540844" calcext:value-type="percentage">
            <text:p>2,21 %</text:p>
          </table:table-cell>
          <table:table-cell table:style-name="ce18" office:value-type="string" calcext:value-type="string">
            <text:p>8 Tage</text:p>
          </table:table-cell>
        </table:table-row>
        <table:table-row table:style-name="ro1">
          <table:table-cell table:style-name="ce13" office:value-type="date" office:date-value="2020-06-10" calcext:value-type="date">
            <text:p>10.06.20</text:p>
          </table:table-cell>
          <table:table-cell office:value-type="float" office:value="60" calcext:value-type="float">
            <text:p>60</text:p>
          </table:table-cell>
          <table:table-cell office:value-type="float" office:value="298246" calcext:value-type="float">
            <text:p>298246</text:p>
          </table:table-cell>
          <table:table-cell office:value-type="float" office:value="13432" calcext:value-type="float">
            <text:p>13432</text:p>
          </table:table-cell>
          <table:table-cell table:style-name="ce15" table:formula="of:=[.D60]/[.C60]" office:value-type="percentage" office:value="0.0450366475996325" calcext:value-type="percentage">
            <text:p>4,50 %</text:p>
          </table:table-cell>
          <table:table-cell table:formula="of:=[.C60]-[.C66]" office:value-type="float" office:value="42051" calcext:value-type="float">
            <text:p>42.051</text:p>
          </table:table-cell>
          <table:table-cell table:style-name="ce14" table:formula="of:=[.D60]-[.D66]" office:value-type="float" office:value="626" calcext:value-type="float">
            <text:p>626</text:p>
          </table:table-cell>
          <table:table-cell table:style-name="ce15" table:formula="of:=[.G60]/[.F60]" office:value-type="percentage" office:value="0.0148866852155716" calcext:value-type="percentage">
            <text:p>1,49 %</text:p>
          </table:table-cell>
          <table:table-cell table:style-name="ce18" office:value-type="string" calcext:value-type="string">
            <text:p>8 Tage</text:p>
          </table:table-cell>
        </table:table-row>
        <table:table-row table:style-name="ro1">
          <table:table-cell table:style-name="ce13" office:value-type="date" office:date-value="2020-06-10" calcext:value-type="date">
            <text:p>10.06.20</text:p>
          </table:table-cell>
          <table:table-cell office:value-type="float" office:value="80" calcext:value-type="float">
            <text:p>80</text:p>
          </table:table-cell>
          <table:table-cell office:value-type="float" office:value="183498" calcext:value-type="float">
            <text:p>183498</text:p>
          </table:table-cell>
          <table:table-cell office:value-type="float" office:value="8483" calcext:value-type="float">
            <text:p>8483</text:p>
          </table:table-cell>
          <table:table-cell table:style-name="ce15" table:formula="of:=[.D61]/[.C61]" office:value-type="percentage" office:value="0.0462293866963128" calcext:value-type="percentage">
            <text:p>4,62 %</text:p>
          </table:table-cell>
          <table:table-cell table:formula="of:=[.C61]-[.C67]" office:value-type="float" office:value="26637" calcext:value-type="float">
            <text:p>26.637</text:p>
          </table:table-cell>
          <table:table-cell table:style-name="ce14" table:formula="of:=[.D61]-[.D67]" office:value-type="float" office:value="363" calcext:value-type="float">
            <text:p>363</text:p>
          </table:table-cell>
          <table:table-cell table:style-name="ce15" table:formula="of:=[.G61]/[.F61]" office:value-type="percentage" office:value="0.0136276607726095" calcext:value-type="percentage">
            <text:p>1,36 %</text:p>
          </table:table-cell>
          <table:table-cell table:style-name="ce18" office:value-type="string" calcext:value-type="string">
            <text:p>8 Tage</text:p>
          </table:table-cell>
        </table:table-row>
        <table:table-row table:style-name="ro1">
          <table:table-cell table:style-name="ce13" office:value-type="date" office:date-value="2020-06-02" calcext:value-type="date">
            <text:p>02.06.20</text:p>
          </table:table-cell>
          <table:table-cell office:value-type="float" office:value="0" calcext:value-type="float">
            <text:p>0</text:p>
          </table:table-cell>
          <table:table-cell office:value-type="float" office:value="28917" calcext:value-type="float">
            <text:p>28917</text:p>
          </table:table-cell>
          <table:table-cell office:value-type="float" office:value="557" calcext:value-type="float">
            <text:p>557</text:p>
          </table:table-cell>
          <table:table-cell table:style-name="ce15" table:formula="of:=[.D62]/[.C62]" office:value-type="percentage" office:value="0.0192620257979735" calcext:value-type="percentage">
            <text:p>1,93 %</text:p>
          </table:table-cell>
          <table:table-cell table:formula="of:=[.C62]-[.C68]" office:value-type="float" office:value="4067" calcext:value-type="float">
            <text:p>4.067</text:p>
          </table:table-cell>
          <table:table-cell table:style-name="ce14" table:formula="of:=[.D62]-[.D68]" office:value-type="float" office:value="66" calcext:value-type="float">
            <text:p>66</text:p>
          </table:table-cell>
          <table:table-cell table:style-name="ce15" table:formula="of:=[.G62]/[.F62]" office:value-type="percentage" office:value="0.0162281780181952" calcext:value-type="percentage">
            <text:p>1,62 %</text:p>
          </table:table-cell>
          <table:table-cell/>
        </table:table-row>
        <table:table-row table:style-name="ro1">
          <table:table-cell table:style-name="ce13" office:value-type="date" office:date-value="2020-06-02" calcext:value-type="date">
            <text:p>02.06.20</text:p>
          </table:table-cell>
          <table:table-cell office:value-type="float" office:value="5" calcext:value-type="float">
            <text:p>5</text:p>
          </table:table-cell>
          <table:table-cell office:value-type="float" office:value="37949" calcext:value-type="float">
            <text:p>37949</text:p>
          </table:table-cell>
          <table:table-cell office:value-type="float" office:value="1269" calcext:value-type="float">
            <text:p>1269</text:p>
          </table:table-cell>
          <table:table-cell table:style-name="ce15" table:formula="of:=[.D63]/[.C63]" office:value-type="percentage" office:value="0.0334396163271759" calcext:value-type="percentage">
            <text:p>3,34 %</text:p>
          </table:table-cell>
          <table:table-cell table:formula="of:=[.C63]-[.C69]" office:value-type="float" office:value="5493" calcext:value-type="float">
            <text:p>5.493</text:p>
          </table:table-cell>
          <table:table-cell table:style-name="ce14" table:formula="of:=[.D63]-[.D69]" office:value-type="float" office:value="164" calcext:value-type="float">
            <text:p>164</text:p>
          </table:table-cell>
          <table:table-cell table:style-name="ce15" table:formula="of:=[.G63]/[.F63]" office:value-type="percentage" office:value="0.0298561805934826" calcext:value-type="percentage">
            <text:p>2,99 %</text:p>
          </table:table-cell>
          <table:table-cell/>
        </table:table-row>
        <table:table-row table:style-name="ro1">
          <table:table-cell table:style-name="ce13" office:value-type="date" office:date-value="2020-06-02" calcext:value-type="date">
            <text:p>02.06.20</text:p>
          </table:table-cell>
          <table:table-cell office:value-type="float" office:value="15" calcext:value-type="float">
            <text:p>15</text:p>
          </table:table-cell>
          <table:table-cell office:value-type="float" office:value="294580" calcext:value-type="float">
            <text:p>294580</text:p>
          </table:table-cell>
          <table:table-cell office:value-type="float" office:value="14553" calcext:value-type="float">
            <text:p>14553</text:p>
          </table:table-cell>
          <table:table-cell table:style-name="ce15" table:formula="of:=[.D64]/[.C64]" office:value-type="percentage" office:value="0.0494025392083645" calcext:value-type="percentage">
            <text:p>4,94 %</text:p>
          </table:table-cell>
          <table:table-cell table:formula="of:=[.C64]-[.C70]" office:value-type="float" office:value="30952" calcext:value-type="float">
            <text:p>30.952</text:p>
          </table:table-cell>
          <table:table-cell table:style-name="ce14" table:formula="of:=[.D64]-[.D70]" office:value-type="float" office:value="857" calcext:value-type="float">
            <text:p>857</text:p>
          </table:table-cell>
          <table:table-cell table:style-name="ce15" table:formula="of:=[.G64]/[.F64]" office:value-type="percentage" office:value="0.0276880330834841" calcext:value-type="percentage">
            <text:p>2,77 %</text:p>
          </table:table-cell>
          <table:table-cell/>
        </table:table-row>
        <table:table-row table:style-name="ro1">
          <table:table-cell table:style-name="ce13" office:value-type="date" office:date-value="2020-06-02" calcext:value-type="date">
            <text:p>02.06.20</text:p>
          </table:table-cell>
          <table:table-cell office:value-type="float" office:value="35" calcext:value-type="float">
            <text:p>35</text:p>
          </table:table-cell>
          <table:table-cell office:value-type="float" office:value="486805" calcext:value-type="float">
            <text:p>486805</text:p>
          </table:table-cell>
          <table:table-cell office:value-type="float" office:value="25397" calcext:value-type="float">
            <text:p>25397</text:p>
          </table:table-cell>
          <table:table-cell table:style-name="ce15" table:formula="of:=[.D65]/[.C65]" office:value-type="percentage" office:value="0.0521707870707984" calcext:value-type="percentage">
            <text:p>5,22 %</text:p>
          </table:table-cell>
          <table:table-cell table:formula="of:=[.C65]-[.C71]" office:value-type="float" office:value="51942" calcext:value-type="float">
            <text:p>51.942</text:p>
          </table:table-cell>
          <table:table-cell table:style-name="ce14" table:formula="of:=[.D65]-[.D71]" office:value-type="float" office:value="1336" calcext:value-type="float">
            <text:p>1.336</text:p>
          </table:table-cell>
          <table:table-cell table:style-name="ce15" table:formula="of:=[.G65]/[.F65]" office:value-type="percentage" office:value="0.0257209964960918" calcext:value-type="percentage">
            <text:p>2,57 %</text:p>
          </table:table-cell>
          <table:table-cell/>
        </table:table-row>
        <table:table-row table:style-name="ro1">
          <table:table-cell table:style-name="ce13" office:value-type="date" office:date-value="2020-06-02" calcext:value-type="date">
            <text:p>02.06.20</text:p>
          </table:table-cell>
          <table:table-cell office:value-type="float" office:value="60" calcext:value-type="float">
            <text:p>60</text:p>
          </table:table-cell>
          <table:table-cell office:value-type="float" office:value="256195" calcext:value-type="float">
            <text:p>256195</text:p>
          </table:table-cell>
          <table:table-cell office:value-type="float" office:value="12806" calcext:value-type="float">
            <text:p>12806</text:p>
          </table:table-cell>
          <table:table-cell table:style-name="ce15" table:formula="of:=[.D66]/[.C66]" office:value-type="percentage" office:value="0.0499853627119967" calcext:value-type="percentage">
            <text:p>5,00 %</text:p>
          </table:table-cell>
          <table:table-cell table:formula="of:=[.C66]-[.C72]" office:value-type="float" office:value="33043" calcext:value-type="float">
            <text:p>33.043</text:p>
          </table:table-cell>
          <table:table-cell table:style-name="ce14" table:formula="of:=[.D66]-[.D72]" office:value-type="float" office:value="565" calcext:value-type="float">
            <text:p>565</text:p>
          </table:table-cell>
          <table:table-cell table:style-name="ce15" table:formula="of:=[.G66]/[.F66]" office:value-type="percentage" office:value="0.017098931695064" calcext:value-type="percentage">
            <text:p>1,71 %</text:p>
          </table:table-cell>
          <table:table-cell/>
        </table:table-row>
        <table:table-row table:style-name="ro1">
          <table:table-cell table:style-name="ce13" office:value-type="date" office:date-value="2020-06-02" calcext:value-type="date">
            <text:p>02.06.20</text:p>
          </table:table-cell>
          <table:table-cell office:value-type="float" office:value="80" calcext:value-type="float">
            <text:p>80</text:p>
          </table:table-cell>
          <table:table-cell office:value-type="float" office:value="156861" calcext:value-type="float">
            <text:p>156861</text:p>
          </table:table-cell>
          <table:table-cell office:value-type="float" office:value="8120" calcext:value-type="float">
            <text:p>8120</text:p>
          </table:table-cell>
          <table:table-cell table:style-name="ce15" table:formula="of:=[.D67]/[.C67]" office:value-type="percentage" office:value="0.0517655758920318" calcext:value-type="percentage">
            <text:p>5,18 %</text:p>
          </table:table-cell>
          <table:table-cell table:formula="of:=[.C67]-[.C73]" office:value-type="float" office:value="22213" calcext:value-type="float">
            <text:p>22.213</text:p>
          </table:table-cell>
          <table:table-cell table:style-name="ce14" table:formula="of:=[.D67]-[.D73]" office:value-type="float" office:value="546" calcext:value-type="float">
            <text:p>546</text:p>
          </table:table-cell>
          <table:table-cell table:style-name="ce15" table:formula="of:=[.G67]/[.F67]" office:value-type="percentage" office:value="0.0245802007833251" calcext:value-type="percentage">
            <text:p>2,46 %</text:p>
          </table:table-cell>
          <table:table-cell/>
        </table:table-row>
        <table:table-row table:style-name="ro1">
          <table:table-cell table:style-name="ce13" office:value-type="date" office:date-value="2020-05-26" calcext:value-type="date">
            <text:p>26.05.20</text:p>
          </table:table-cell>
          <table:table-cell office:value-type="float" office:value="0" calcext:value-type="float">
            <text:p>0</text:p>
          </table:table-cell>
          <table:table-cell office:value-type="float" office:value="24850" calcext:value-type="float">
            <text:p>24850</text:p>
          </table:table-cell>
          <table:table-cell office:value-type="float" office:value="491" calcext:value-type="float">
            <text:p>491</text:p>
          </table:table-cell>
          <table:table-cell table:style-name="ce15" table:formula="of:=[.D68]/[.C68]" office:value-type="percentage" office:value="0.0197585513078471" calcext:value-type="percentage">
            <text:p>1,98 %</text:p>
          </table:table-cell>
          <table:table-cell table:formula="of:=[.C68]-[.C74]" office:value-type="float" office:value="2900" calcext:value-type="float">
            <text:p>2.900</text:p>
          </table:table-cell>
          <table:table-cell table:style-name="ce14" table:formula="of:=[.D68]-[.D74]" office:value-type="float" office:value="29" calcext:value-type="float">
            <text:p>29</text:p>
          </table:table-cell>
          <table:table-cell table:style-name="ce15" table:formula="of:=[.G68]/[.F68]" office:value-type="percentage" office:value="0.01" calcext:value-type="percentage">
            <text:p>1,00 %</text:p>
          </table:table-cell>
          <table:table-cell/>
        </table:table-row>
        <table:table-row table:style-name="ro1">
          <table:table-cell table:style-name="ce13" office:value-type="date" office:date-value="2020-05-26" calcext:value-type="date">
            <text:p>26.05.20</text:p>
          </table:table-cell>
          <table:table-cell office:value-type="float" office:value="5" calcext:value-type="float">
            <text:p>5</text:p>
          </table:table-cell>
          <table:table-cell office:value-type="float" office:value="32456" calcext:value-type="float">
            <text:p>32456</text:p>
          </table:table-cell>
          <table:table-cell office:value-type="float" office:value="1105" calcext:value-type="float">
            <text:p>1105</text:p>
          </table:table-cell>
          <table:table-cell table:style-name="ce15" table:formula="of:=[.D69]/[.C69]" office:value-type="percentage" office:value="0.0340460931722948" calcext:value-type="percentage">
            <text:p>3,40 %</text:p>
          </table:table-cell>
          <table:table-cell table:formula="of:=[.C69]-[.C75]" office:value-type="float" office:value="3300" calcext:value-type="float">
            <text:p>3.300</text:p>
          </table:table-cell>
          <table:table-cell table:style-name="ce14" table:formula="of:=[.D69]-[.D75]" office:value-type="float" office:value="38" calcext:value-type="float">
            <text:p>38</text:p>
          </table:table-cell>
          <table:table-cell table:style-name="ce15" table:formula="of:=[.G69]/[.F69]" office:value-type="percentage" office:value="0.0115151515151515" calcext:value-type="percentage">
            <text:p>1,15 %</text:p>
          </table:table-cell>
          <table:table-cell/>
        </table:table-row>
        <table:table-row table:style-name="ro1">
          <table:table-cell table:style-name="ce13" office:value-type="date" office:date-value="2020-05-26" calcext:value-type="date">
            <text:p>26.05.20</text:p>
          </table:table-cell>
          <table:table-cell office:value-type="float" office:value="15" calcext:value-type="float">
            <text:p>15</text:p>
          </table:table-cell>
          <table:table-cell office:value-type="float" office:value="263628" calcext:value-type="float">
            <text:p>263628</text:p>
          </table:table-cell>
          <table:table-cell office:value-type="float" office:value="13696" calcext:value-type="float">
            <text:p>13696</text:p>
          </table:table-cell>
          <table:table-cell table:style-name="ce15" table:formula="of:=[.D70]/[.C70]" office:value-type="percentage" office:value="0.0519519929597767" calcext:value-type="percentage">
            <text:p>5,20 %</text:p>
          </table:table-cell>
          <table:table-cell table:formula="of:=[.C70]-[.C76]" office:value-type="float" office:value="21248" calcext:value-type="float">
            <text:p>21.248</text:p>
          </table:table-cell>
          <table:table-cell table:style-name="ce14" table:formula="of:=[.D70]-[.D76]" office:value-type="float" office:value="307" calcext:value-type="float">
            <text:p>307</text:p>
          </table:table-cell>
          <table:table-cell table:style-name="ce15" table:formula="of:=[.G70]/[.F70]" office:value-type="percentage" office:value="0.0144484186746988" calcext:value-type="percentage">
            <text:p>1,44 %</text:p>
          </table:table-cell>
          <table:table-cell/>
        </table:table-row>
        <table:table-row table:style-name="ro1">
          <table:table-cell table:style-name="ce13" office:value-type="date" office:date-value="2020-05-26" calcext:value-type="date">
            <text:p>26.05.20</text:p>
          </table:table-cell>
          <table:table-cell office:value-type="float" office:value="35" calcext:value-type="float">
            <text:p>35</text:p>
          </table:table-cell>
          <table:table-cell office:value-type="float" office:value="434863" calcext:value-type="float">
            <text:p>434863</text:p>
          </table:table-cell>
          <table:table-cell office:value-type="float" office:value="24061" calcext:value-type="float">
            <text:p>24061</text:p>
          </table:table-cell>
          <table:table-cell table:style-name="ce15" table:formula="of:=[.D71]/[.C71]" office:value-type="percentage" office:value="0.055330069470155" calcext:value-type="percentage">
            <text:p>5,53 %</text:p>
          </table:table-cell>
          <table:table-cell table:formula="of:=[.C71]-[.C77]" office:value-type="float" office:value="34390" calcext:value-type="float">
            <text:p>34.390</text:p>
          </table:table-cell>
          <table:table-cell table:style-name="ce14" table:formula="of:=[.D71]-[.D77]" office:value-type="float" office:value="383" calcext:value-type="float">
            <text:p>383</text:p>
          </table:table-cell>
          <table:table-cell table:style-name="ce15" table:formula="of:=[.G71]/[.F71]" office:value-type="percentage" office:value="0.0111369584181448" calcext:value-type="percentage">
            <text:p>1,11 %</text:p>
          </table:table-cell>
          <table:table-cell/>
        </table:table-row>
        <table:table-row table:style-name="ro1">
          <table:table-cell table:style-name="ce13" office:value-type="date" office:date-value="2020-05-26" calcext:value-type="date">
            <text:p>26.05.20</text:p>
          </table:table-cell>
          <table:table-cell office:value-type="float" office:value="60" calcext:value-type="float">
            <text:p>60</text:p>
          </table:table-cell>
          <table:table-cell office:value-type="float" office:value="223152" calcext:value-type="float">
            <text:p>223152</text:p>
          </table:table-cell>
          <table:table-cell office:value-type="float" office:value="12241" calcext:value-type="float">
            <text:p>12241</text:p>
          </table:table-cell>
          <table:table-cell table:style-name="ce15" table:formula="of:=[.D72]/[.C72]" office:value-type="percentage" office:value="0.0548549867354987" calcext:value-type="percentage">
            <text:p>5,49 %</text:p>
          </table:table-cell>
          <table:table-cell table:formula="of:=[.C72]-[.C78]" office:value-type="float" office:value="27393" calcext:value-type="float">
            <text:p>27.393</text:p>
          </table:table-cell>
          <table:table-cell table:style-name="ce14" table:formula="of:=[.D72]-[.D78]" office:value-type="float" office:value="202" calcext:value-type="float">
            <text:p>202</text:p>
          </table:table-cell>
          <table:table-cell table:style-name="ce15" table:formula="of:=[.G72]/[.F72]" office:value-type="percentage" office:value="0.00737414667980871" calcext:value-type="percentage">
            <text:p>0,74 %</text:p>
          </table:table-cell>
          <table:table-cell/>
        </table:table-row>
        <table:table-row table:style-name="ro1">
          <table:table-cell table:style-name="ce13" office:value-type="date" office:date-value="2020-05-26" calcext:value-type="date">
            <text:p>26.05.20</text:p>
          </table:table-cell>
          <table:table-cell office:value-type="float" office:value="80" calcext:value-type="float">
            <text:p>80</text:p>
          </table:table-cell>
          <table:table-cell office:value-type="float" office:value="134648" calcext:value-type="float">
            <text:p>134648</text:p>
          </table:table-cell>
          <table:table-cell office:value-type="float" office:value="7574" calcext:value-type="float">
            <text:p>7574</text:p>
          </table:table-cell>
          <table:table-cell table:style-name="ce15" table:formula="of:=[.D73]/[.C73]" office:value-type="percentage" office:value="0.0562503713386014" calcext:value-type="percentage">
            <text:p>5,63 %</text:p>
          </table:table-cell>
          <table:table-cell table:formula="of:=[.C73]-[.C79]" office:value-type="float" office:value="17758" calcext:value-type="float">
            <text:p>17.758</text:p>
          </table:table-cell>
          <table:table-cell table:style-name="ce14" table:formula="of:=[.D73]-[.D79]" office:value-type="float" office:value="200" calcext:value-type="float">
            <text:p>200</text:p>
          </table:table-cell>
          <table:table-cell table:style-name="ce15" table:formula="of:=[.G73]/[.F73]" office:value-type="percentage" office:value="0.0112625295641401" calcext:value-type="percentage">
            <text:p>1,13 %</text:p>
          </table:table-cell>
          <table:table-cell/>
        </table:table-row>
        <table:table-row table:style-name="ro1">
          <table:table-cell table:style-name="ce13" office:value-type="date" office:date-value="2020-05-19" calcext:value-type="date">
            <text:p>19.05.20</text:p>
          </table:table-cell>
          <table:table-cell office:value-type="float" office:value="0" calcext:value-type="float">
            <text:p>0</text:p>
          </table:table-cell>
          <table:table-cell office:value-type="float" office:value="21950" calcext:value-type="float">
            <text:p>21950</text:p>
          </table:table-cell>
          <table:table-cell office:value-type="float" office:value="462" calcext:value-type="float">
            <text:p>462</text:p>
          </table:table-cell>
          <table:table-cell table:style-name="ce15" table:formula="of:=[.D74]/[.C74]" office:value-type="percentage" office:value="0.0210478359908884" calcext:value-type="percentage">
            <text:p>2,10 %</text:p>
          </table:table-cell>
          <table:table-cell table:formula="of:=[.C74]-[.C80]" office:value-type="float" office:value="2341" calcext:value-type="float">
            <text:p>2.341</text:p>
          </table:table-cell>
          <table:table-cell table:style-name="ce14" table:formula="of:=[.D74]-[.D80]" office:value-type="float" office:value="9" calcext:value-type="float">
            <text:p>9</text:p>
          </table:table-cell>
          <table:table-cell table:style-name="ce15" table:formula="of:=[.G74]/[.F74]" office:value-type="percentage" office:value="0.00384451089278086" calcext:value-type="percentage">
            <text:p>0,38 %</text:p>
          </table:table-cell>
          <table:table-cell/>
        </table:table-row>
        <table:table-row table:style-name="ro1">
          <table:table-cell table:style-name="ce13" office:value-type="date" office:date-value="2020-05-19" calcext:value-type="date">
            <text:p>19.05.20</text:p>
          </table:table-cell>
          <table:table-cell office:value-type="float" office:value="5" calcext:value-type="float">
            <text:p>5</text:p>
          </table:table-cell>
          <table:table-cell office:value-type="float" office:value="29156" calcext:value-type="float">
            <text:p>29156</text:p>
          </table:table-cell>
          <table:table-cell office:value-type="float" office:value="1067" calcext:value-type="float">
            <text:p>1067</text:p>
          </table:table-cell>
          <table:table-cell table:style-name="ce15" table:formula="of:=[.D75]/[.C75]" office:value-type="percentage" office:value="0.0365962409109617" calcext:value-type="percentage">
            <text:p>3,66 %</text:p>
          </table:table-cell>
          <table:table-cell table:formula="of:=[.C75]-[.C81]" office:value-type="float" office:value="2614" calcext:value-type="float">
            <text:p>2.614</text:p>
          </table:table-cell>
          <table:table-cell table:style-name="ce14" table:formula="of:=[.D75]-[.D81]" office:value-type="float" office:value="30" calcext:value-type="float">
            <text:p>30</text:p>
          </table:table-cell>
          <table:table-cell table:style-name="ce15" table:formula="of:=[.G75]/[.F75]" office:value-type="percentage" office:value="0.0114766641162969" calcext:value-type="percentage">
            <text:p>1,15 %</text:p>
          </table:table-cell>
          <table:table-cell/>
        </table:table-row>
        <table:table-row table:style-name="ro1">
          <table:table-cell table:style-name="ce13" office:value-type="date" office:date-value="2020-05-19" calcext:value-type="date">
            <text:p>19.05.20</text:p>
          </table:table-cell>
          <table:table-cell office:value-type="float" office:value="15" calcext:value-type="float">
            <text:p>15</text:p>
          </table:table-cell>
          <table:table-cell office:value-type="float" office:value="242380" calcext:value-type="float">
            <text:p>242380</text:p>
          </table:table-cell>
          <table:table-cell office:value-type="float" office:value="13389" calcext:value-type="float">
            <text:p>13389</text:p>
          </table:table-cell>
          <table:table-cell table:style-name="ce15" table:formula="of:=[.D76]/[.C76]" office:value-type="percentage" office:value="0.05523970624639" calcext:value-type="percentage">
            <text:p>5,52 %</text:p>
          </table:table-cell>
          <table:table-cell table:formula="of:=[.C76]-[.C82]" office:value-type="float" office:value="18810" calcext:value-type="float">
            <text:p>18.810</text:p>
          </table:table-cell>
          <table:table-cell table:style-name="ce14" table:formula="of:=[.D76]-[.D82]" office:value-type="float" office:value="-1" calcext:value-type="float">
            <text:p>-1</text:p>
          </table:table-cell>
          <table:table-cell table:style-name="ce15" table:formula="of:=[.G76]/[.F76]" office:value-type="percentage" office:value="-0.0000531632110579479" calcext:value-type="percentage">
            <text:p>-0,01 %</text:p>
          </table:table-cell>
          <table:table-cell/>
        </table:table-row>
        <table:table-row table:style-name="ro1">
          <table:table-cell table:style-name="ce13" office:value-type="date" office:date-value="2020-05-19" calcext:value-type="date">
            <text:p>19.05.20</text:p>
          </table:table-cell>
          <table:table-cell office:value-type="float" office:value="35" calcext:value-type="float">
            <text:p>35</text:p>
          </table:table-cell>
          <table:table-cell office:value-type="float" office:value="400473" calcext:value-type="float">
            <text:p>400473</text:p>
          </table:table-cell>
          <table:table-cell office:value-type="float" office:value="23678" calcext:value-type="float">
            <text:p>23678</text:p>
          </table:table-cell>
          <table:table-cell table:style-name="ce15" table:formula="of:=[.D77]/[.C77]" office:value-type="percentage" office:value="0.0591250845874753" calcext:value-type="percentage">
            <text:p>5,91 %</text:p>
          </table:table-cell>
          <table:table-cell table:formula="of:=[.C77]-[.C83]" office:value-type="float" office:value="30925" calcext:value-type="float">
            <text:p>30.925</text:p>
          </table:table-cell>
          <table:table-cell table:style-name="ce14" table:formula="of:=[.D77]-[.D83]" office:value-type="float" office:value="-186" calcext:value-type="float">
            <text:p>-186</text:p>
          </table:table-cell>
          <table:table-cell table:style-name="ce15" table:formula="of:=[.G77]/[.F77]" office:value-type="percentage" office:value="-0.00601455133387227" calcext:value-type="percentage">
            <text:p>-0,60 %</text:p>
          </table:table-cell>
          <table:table-cell/>
        </table:table-row>
        <table:table-row table:style-name="ro1">
          <table:table-cell table:style-name="ce13" office:value-type="date" office:date-value="2020-05-19" calcext:value-type="date">
            <text:p>19.05.20</text:p>
          </table:table-cell>
          <table:table-cell office:value-type="float" office:value="60" calcext:value-type="float">
            <text:p>60</text:p>
          </table:table-cell>
          <table:table-cell office:value-type="float" office:value="195759" calcext:value-type="float">
            <text:p>195759</text:p>
          </table:table-cell>
          <table:table-cell office:value-type="float" office:value="12039" calcext:value-type="float">
            <text:p>12039</text:p>
          </table:table-cell>
          <table:table-cell table:style-name="ce15" table:formula="of:=[.D78]/[.C78]" office:value-type="percentage" office:value="0.0614990881645288" calcext:value-type="percentage">
            <text:p>6,15 %</text:p>
          </table:table-cell>
          <table:table-cell table:formula="of:=[.C78]-[.C84]" office:value-type="float" office:value="26416" calcext:value-type="float">
            <text:p>26.416</text:p>
          </table:table-cell>
          <table:table-cell table:style-name="ce14" table:formula="of:=[.D78]-[.D84]" office:value-type="float" office:value="-65" calcext:value-type="float">
            <text:p>-65</text:p>
          </table:table-cell>
          <table:table-cell table:style-name="ce15" table:formula="of:=[.G78]/[.F78]" office:value-type="percentage" office:value="-0.00246062992125984" calcext:value-type="percentage">
            <text:p>-0,25 %</text:p>
          </table:table-cell>
          <table:table-cell/>
        </table:table-row>
        <table:table-row table:style-name="ro1">
          <table:table-cell table:style-name="ce13" office:value-type="date" office:date-value="2020-05-19" calcext:value-type="date">
            <text:p>19.05.20</text:p>
          </table:table-cell>
          <table:table-cell office:value-type="float" office:value="80" calcext:value-type="float">
            <text:p>80</text:p>
          </table:table-cell>
          <table:table-cell office:value-type="float" office:value="116890" calcext:value-type="float">
            <text:p>116890</text:p>
          </table:table-cell>
          <table:table-cell office:value-type="float" office:value="7374" calcext:value-type="float">
            <text:p>7374</text:p>
          </table:table-cell>
          <table:table-cell table:style-name="ce15" table:formula="of:=[.D79]/[.C79]" office:value-type="percentage" office:value="0.0630849516639576" calcext:value-type="percentage">
            <text:p>6,31 %</text:p>
          </table:table-cell>
          <table:table-cell table:formula="of:=[.C79]-[.C85]" office:value-type="float" office:value="17367" calcext:value-type="float">
            <text:p>17.367</text:p>
          </table:table-cell>
          <table:table-cell table:style-name="ce14" table:formula="of:=[.D79]-[.D85]" office:value-type="float" office:value="74" calcext:value-type="float">
            <text:p>74</text:p>
          </table:table-cell>
          <table:table-cell table:style-name="ce15" table:formula="of:=[.G79]/[.F79]" office:value-type="percentage" office:value="0.00426095468417113" calcext:value-type="percentage">
            <text:p>0,43 %</text:p>
          </table:table-cell>
          <table:table-cell/>
        </table:table-row>
        <table:table-row table:style-name="ro1">
          <table:table-cell table:style-name="ce13" office:value-type="date" office:date-value="2020-05-12" calcext:value-type="date">
            <text:p>12.05.20</text:p>
          </table:table-cell>
          <table:table-cell office:value-type="float" office:value="0" calcext:value-type="float">
            <text:p>0</text:p>
          </table:table-cell>
          <table:table-cell office:value-type="float" office:value="19609" calcext:value-type="float">
            <text:p>19609</text:p>
          </table:table-cell>
          <table:table-cell office:value-type="float" office:value="453" calcext:value-type="float">
            <text:p>453</text:p>
          </table:table-cell>
          <table:table-cell table:style-name="ce15" table:formula="of:=[.D80]/[.C80]" office:value-type="percentage" office:value="0.0231016370034168" calcext:value-type="percentage">
            <text:p>2,31 %</text:p>
          </table:table-cell>
          <table:table-cell table:formula="of:=[.C80]-[.C86]" office:value-type="float" office:value="2779" calcext:value-type="float">
            <text:p>2.779</text:p>
          </table:table-cell>
          <table:table-cell table:style-name="ce14" table:formula="of:=[.D80]-[.D86]" office:value-type="float" office:value="33" calcext:value-type="float">
            <text:p>33</text:p>
          </table:table-cell>
          <table:table-cell table:style-name="ce15" table:formula="of:=[.G80]/[.F80]" office:value-type="percentage" office:value="0.0118747750989565" calcext:value-type="percentage">
            <text:p>1,19 %</text:p>
          </table:table-cell>
          <table:table-cell/>
        </table:table-row>
        <table:table-row table:style-name="ro1">
          <table:table-cell table:style-name="ce13" office:value-type="date" office:date-value="2020-05-12" calcext:value-type="date">
            <text:p>12.05.20</text:p>
          </table:table-cell>
          <table:table-cell office:value-type="float" office:value="5" calcext:value-type="float">
            <text:p>5</text:p>
          </table:table-cell>
          <table:table-cell office:value-type="float" office:value="26542" calcext:value-type="float">
            <text:p>26542</text:p>
          </table:table-cell>
          <table:table-cell office:value-type="float" office:value="1037" calcext:value-type="float">
            <text:p>1037</text:p>
          </table:table-cell>
          <table:table-cell table:style-name="ce15" table:formula="of:=[.D81]/[.C81]" office:value-type="percentage" office:value="0.0390701529651119" calcext:value-type="percentage">
            <text:p>3,91 %</text:p>
          </table:table-cell>
          <table:table-cell table:formula="of:=[.C81]-[.C87]" office:value-type="float" office:value="3258" calcext:value-type="float">
            <text:p>3.258</text:p>
          </table:table-cell>
          <table:table-cell table:style-name="ce14" table:formula="of:=[.D81]-[.D87]" office:value-type="float" office:value="76" calcext:value-type="float">
            <text:p>76</text:p>
          </table:table-cell>
          <table:table-cell table:style-name="ce15" table:formula="of:=[.G81]/[.F81]" office:value-type="percentage" office:value="0.0233271945979128" calcext:value-type="percentage">
            <text:p>2,33 %</text:p>
          </table:table-cell>
          <table:table-cell/>
        </table:table-row>
        <table:table-row table:style-name="ro1">
          <table:table-cell table:style-name="ce13" office:value-type="date" office:date-value="2020-05-12" calcext:value-type="date">
            <text:p>12.05.20</text:p>
          </table:table-cell>
          <table:table-cell office:value-type="float" office:value="15" calcext:value-type="float">
            <text:p>15</text:p>
          </table:table-cell>
          <table:table-cell office:value-type="float" office:value="223570" calcext:value-type="float">
            <text:p>223570</text:p>
          </table:table-cell>
          <table:table-cell office:value-type="float" office:value="13390" calcext:value-type="float">
            <text:p>13390</text:p>
          </table:table-cell>
          <table:table-cell table:style-name="ce15" table:formula="of:=[.D82]/[.C82]" office:value-type="percentage" office:value="0.0598917564968466" calcext:value-type="percentage">
            <text:p>5,99 %</text:p>
          </table:table-cell>
          <table:table-cell table:formula="of:=[.C82]-[.C88]" office:value-type="float" office:value="24999" calcext:value-type="float">
            <text:p>24.999</text:p>
          </table:table-cell>
          <table:table-cell table:style-name="ce14" table:formula="of:=[.D82]-[.D88]" office:value-type="float" office:value="602" calcext:value-type="float">
            <text:p>602</text:p>
          </table:table-cell>
          <table:table-cell table:style-name="ce15" table:formula="of:=[.G82]/[.F82]" office:value-type="percentage" office:value="0.0240809632385295" calcext:value-type="percentage">
            <text:p>2,41 %</text:p>
          </table:table-cell>
          <table:table-cell/>
        </table:table-row>
        <table:table-row table:style-name="ro1">
          <table:table-cell table:style-name="ce13" office:value-type="date" office:date-value="2020-05-12" calcext:value-type="date">
            <text:p>12.05.20</text:p>
          </table:table-cell>
          <table:table-cell office:value-type="float" office:value="35" calcext:value-type="float">
            <text:p>35</text:p>
          </table:table-cell>
          <table:table-cell office:value-type="float" office:value="369548" calcext:value-type="float">
            <text:p>369548</text:p>
          </table:table-cell>
          <table:table-cell office:value-type="float" office:value="23864" calcext:value-type="float">
            <text:p>23864</text:p>
          </table:table-cell>
          <table:table-cell table:style-name="ce15" table:formula="of:=[.D83]/[.C83]" office:value-type="percentage" office:value="0.0645761849610876" calcext:value-type="percentage">
            <text:p>6,46 %</text:p>
          </table:table-cell>
          <table:table-cell table:formula="of:=[.C83]-[.C89]" office:value-type="float" office:value="42450" calcext:value-type="float">
            <text:p>42.450</text:p>
          </table:table-cell>
          <table:table-cell table:style-name="ce14" table:formula="of:=[.D83]-[.D89]" office:value-type="float" office:value="931" calcext:value-type="float">
            <text:p>931</text:p>
          </table:table-cell>
          <table:table-cell table:style-name="ce15" table:formula="of:=[.G83]/[.F83]" office:value-type="percentage" office:value="0.0219316843345112" calcext:value-type="percentage">
            <text:p>2,19 %</text:p>
          </table:table-cell>
          <table:table-cell/>
        </table:table-row>
        <table:table-row table:style-name="ro1">
          <table:table-cell table:style-name="ce13" office:value-type="date" office:date-value="2020-05-12" calcext:value-type="date">
            <text:p>12.05.20</text:p>
          </table:table-cell>
          <table:table-cell office:value-type="float" office:value="60" calcext:value-type="float">
            <text:p>60</text:p>
          </table:table-cell>
          <table:table-cell office:value-type="float" office:value="169343" calcext:value-type="float">
            <text:p>169343</text:p>
          </table:table-cell>
          <table:table-cell office:value-type="float" office:value="12104" calcext:value-type="float">
            <text:p>12104</text:p>
          </table:table-cell>
          <table:table-cell table:style-name="ce15" table:formula="of:=[.D84]/[.C84]" office:value-type="percentage" office:value="0.0714762346244014" calcext:value-type="percentage">
            <text:p>7,15 %</text:p>
          </table:table-cell>
          <table:table-cell table:formula="of:=[.C84]-[.C90]" office:value-type="float" office:value="27221" calcext:value-type="float">
            <text:p>27.221</text:p>
          </table:table-cell>
          <table:table-cell table:style-name="ce14" table:formula="of:=[.D84]-[.D90]" office:value-type="float" office:value="491" calcext:value-type="float">
            <text:p>491</text:p>
          </table:table-cell>
          <table:table-cell table:style-name="ce15" table:formula="of:=[.G84]/[.F84]" office:value-type="percentage" office:value="0.0180375445428162" calcext:value-type="percentage">
            <text:p>1,80 %</text:p>
          </table:table-cell>
          <table:table-cell/>
        </table:table-row>
        <table:table-row table:style-name="ro1">
          <table:table-cell table:style-name="ce13" office:value-type="date" office:date-value="2020-05-12" calcext:value-type="date">
            <text:p>12.05.20</text:p>
          </table:table-cell>
          <table:table-cell office:value-type="float" office:value="80" calcext:value-type="float">
            <text:p>80</text:p>
          </table:table-cell>
          <table:table-cell office:value-type="float" office:value="99523" calcext:value-type="float">
            <text:p>99523</text:p>
          </table:table-cell>
          <table:table-cell office:value-type="float" office:value="7300" calcext:value-type="float">
            <text:p>7300</text:p>
          </table:table-cell>
          <table:table-cell table:style-name="ce15" table:formula="of:=[.D85]/[.C85]" office:value-type="percentage" office:value="0.0733498789224601" calcext:value-type="percentage">
            <text:p>7,33 %</text:p>
          </table:table-cell>
          <table:table-cell table:formula="of:=[.C85]-[.C91]" office:value-type="float" office:value="17156" calcext:value-type="float">
            <text:p>17.156</text:p>
          </table:table-cell>
          <table:table-cell table:style-name="ce14" table:formula="of:=[.D85]-[.D91]" office:value-type="float" office:value="364" calcext:value-type="float">
            <text:p>364</text:p>
          </table:table-cell>
          <table:table-cell table:style-name="ce15" table:formula="of:=[.G85]/[.F85]" office:value-type="percentage" office:value="0.0212170669153649" calcext:value-type="percentage">
            <text:p>2,12 %</text:p>
          </table:table-cell>
          <table:table-cell/>
        </table:table-row>
        <table:table-row table:style-name="ro1">
          <table:table-cell table:style-name="ce13" office:value-type="date" office:date-value="2020-05-05" calcext:value-type="date">
            <text:p>05.05.20</text:p>
          </table:table-cell>
          <table:table-cell office:value-type="float" office:value="0" calcext:value-type="float">
            <text:p>0</text:p>
          </table:table-cell>
          <table:table-cell office:value-type="float" office:value="16830" calcext:value-type="float">
            <text:p>16830</text:p>
          </table:table-cell>
          <table:table-cell office:value-type="float" office:value="420" calcext:value-type="float">
            <text:p>420</text:p>
          </table:table-cell>
          <table:table-cell table:style-name="ce15" table:formula="of:=[.D86]/[.C86]" office:value-type="percentage" office:value="0.0249554367201426" calcext:value-type="percentage">
            <text:p>2,50 %</text:p>
          </table:table-cell>
          <table:table-cell table:formula="of:=[.C86]-[.C92]" office:value-type="float" office:value="4179" calcext:value-type="float">
            <text:p>4.179</text:p>
          </table:table-cell>
          <table:table-cell table:style-name="ce14" table:formula="of:=[.D86]-[.D92]" office:value-type="float" office:value="92" calcext:value-type="float">
            <text:p>92</text:p>
          </table:table-cell>
          <table:table-cell table:style-name="ce15" table:formula="of:=[.G86]/[.F86]" office:value-type="percentage" office:value="0.0220148360851878" calcext:value-type="percentage">
            <text:p>2,20 %</text:p>
          </table:table-cell>
          <table:table-cell/>
        </table:table-row>
        <table:table-row table:style-name="ro1">
          <table:table-cell table:style-name="ce13" office:value-type="date" office:date-value="2020-05-05" calcext:value-type="date">
            <text:p>05.05.20</text:p>
          </table:table-cell>
          <table:table-cell office:value-type="float" office:value="5" calcext:value-type="float">
            <text:p>5</text:p>
          </table:table-cell>
          <table:table-cell office:value-type="float" office:value="23284" calcext:value-type="float">
            <text:p>23284</text:p>
          </table:table-cell>
          <table:table-cell office:value-type="float" office:value="961" calcext:value-type="float">
            <text:p>961</text:p>
          </table:table-cell>
          <table:table-cell table:style-name="ce15" table:formula="of:=[.D87]/[.C87]" office:value-type="percentage" office:value="0.0412729771516922" calcext:value-type="percentage">
            <text:p>4,13 %</text:p>
          </table:table-cell>
          <table:table-cell table:formula="of:=[.C87]-[.C93]" office:value-type="float" office:value="5686" calcext:value-type="float">
            <text:p>5.686</text:p>
          </table:table-cell>
          <table:table-cell table:style-name="ce14" table:formula="of:=[.D87]-[.D93]" office:value-type="float" office:value="172" calcext:value-type="float">
            <text:p>172</text:p>
          </table:table-cell>
          <table:table-cell table:style-name="ce15" table:formula="of:=[.G87]/[.F87]" office:value-type="percentage" office:value="0.0302497361941611" calcext:value-type="percentage">
            <text:p>3,02 %</text:p>
          </table:table-cell>
          <table:table-cell/>
        </table:table-row>
        <table:table-row table:style-name="ro1">
          <table:table-cell table:style-name="ce13" office:value-type="date" office:date-value="2020-05-05" calcext:value-type="date">
            <text:p>05.05.20</text:p>
          </table:table-cell>
          <table:table-cell office:value-type="float" office:value="15" calcext:value-type="float">
            <text:p>15</text:p>
          </table:table-cell>
          <table:table-cell office:value-type="float" office:value="198571" calcext:value-type="float">
            <text:p>198571</text:p>
          </table:table-cell>
          <table:table-cell office:value-type="float" office:value="12788" calcext:value-type="float">
            <text:p>12788</text:p>
          </table:table-cell>
          <table:table-cell table:style-name="ce15" table:formula="of:=[.D88]/[.C88]" office:value-type="percentage" office:value="0.0644001389931058" calcext:value-type="percentage">
            <text:p>6,44 %</text:p>
          </table:table-cell>
          <table:table-cell table:formula="of:=[.C88]-[.C94]" office:value-type="float" office:value="37211" calcext:value-type="float">
            <text:p>37.211</text:p>
          </table:table-cell>
          <table:table-cell table:style-name="ce14" table:formula="of:=[.D88]-[.D94]" office:value-type="float" office:value="2015" calcext:value-type="float">
            <text:p>2.015</text:p>
          </table:table-cell>
          <table:table-cell table:style-name="ce15" table:formula="of:=[.G88]/[.F88]" office:value-type="percentage" office:value="0.0541506543763941" calcext:value-type="percentage">
            <text:p>5,42 %</text:p>
          </table:table-cell>
          <table:table-cell/>
        </table:table-row>
        <table:table-row table:style-name="ro1">
          <table:table-cell table:style-name="ce13" office:value-type="date" office:date-value="2020-05-05" calcext:value-type="date">
            <text:p>05.05.20</text:p>
          </table:table-cell>
          <table:table-cell office:value-type="float" office:value="35" calcext:value-type="float">
            <text:p>35</text:p>
          </table:table-cell>
          <table:table-cell office:value-type="float" office:value="327098" calcext:value-type="float">
            <text:p>327098</text:p>
          </table:table-cell>
          <table:table-cell office:value-type="float" office:value="22933" calcext:value-type="float">
            <text:p>22933</text:p>
          </table:table-cell>
          <table:table-cell table:style-name="ce15" table:formula="of:=[.D89]/[.C89]" office:value-type="percentage" office:value="0.0701104867654342" calcext:value-type="percentage">
            <text:p>7,01 %</text:p>
          </table:table-cell>
          <table:table-cell table:formula="of:=[.C89]-[.C95]" office:value-type="float" office:value="57928" calcext:value-type="float">
            <text:p>57.928</text:p>
          </table:table-cell>
          <table:table-cell table:style-name="ce14" table:formula="of:=[.D89]-[.D95]" office:value-type="float" office:value="2931" calcext:value-type="float">
            <text:p>2.931</text:p>
          </table:table-cell>
          <table:table-cell table:style-name="ce15" table:formula="of:=[.G89]/[.F89]" office:value-type="percentage" office:value="0.0505972931915481" calcext:value-type="percentage">
            <text:p>5,06 %</text:p>
          </table:table-cell>
          <table:table-cell/>
        </table:table-row>
        <table:table-row table:style-name="ro1">
          <table:table-cell table:style-name="ce13" office:value-type="date" office:date-value="2020-05-05" calcext:value-type="date">
            <text:p>05.05.20</text:p>
          </table:table-cell>
          <table:table-cell office:value-type="float" office:value="60" calcext:value-type="float">
            <text:p>60</text:p>
          </table:table-cell>
          <table:table-cell office:value-type="float" office:value="142122" calcext:value-type="float">
            <text:p>142122</text:p>
          </table:table-cell>
          <table:table-cell office:value-type="float" office:value="11613" calcext:value-type="float">
            <text:p>11613</text:p>
          </table:table-cell>
          <table:table-cell table:style-name="ce15" table:formula="of:=[.D90]/[.C90]" office:value-type="percentage" office:value="0.0817114873137164" calcext:value-type="percentage">
            <text:p>8,17 %</text:p>
          </table:table-cell>
          <table:table-cell table:formula="of:=[.C90]-[.C96]" office:value-type="float" office:value="29665" calcext:value-type="float">
            <text:p>29.665</text:p>
          </table:table-cell>
          <table:table-cell table:style-name="ce14" table:formula="of:=[.D90]-[.D96]" office:value-type="float" office:value="1363" calcext:value-type="float">
            <text:p>1.363</text:p>
          </table:table-cell>
          <table:table-cell table:style-name="ce15" table:formula="of:=[.G90]/[.F90]" office:value-type="percentage" office:value="0.0459464014832294" calcext:value-type="percentage">
            <text:p>4,59 %</text:p>
          </table:table-cell>
          <table:table-cell/>
        </table:table-row>
        <table:table-row table:style-name="ro1">
          <table:table-cell table:style-name="ce13" office:value-type="date" office:date-value="2020-05-05" calcext:value-type="date">
            <text:p>05.05.20</text:p>
          </table:table-cell>
          <table:table-cell office:value-type="float" office:value="80" calcext:value-type="float">
            <text:p>80</text:p>
          </table:table-cell>
          <table:table-cell office:value-type="float" office:value="82367" calcext:value-type="float">
            <text:p>82367</text:p>
          </table:table-cell>
          <table:table-cell office:value-type="float" office:value="6936" calcext:value-type="float">
            <text:p>6936</text:p>
          </table:table-cell>
          <table:table-cell table:style-name="ce15" table:formula="of:=[.D91]/[.C91]" office:value-type="percentage" office:value="0.0842084815520779" calcext:value-type="percentage">
            <text:p>8,42 %</text:p>
          </table:table-cell>
          <table:table-cell table:formula="of:=[.C91]-[.C97]" office:value-type="float" office:value="19430" calcext:value-type="float">
            <text:p>19.430</text:p>
          </table:table-cell>
          <table:table-cell table:style-name="ce14" table:formula="of:=[.D91]-[.D97]" office:value-type="float" office:value="1050" calcext:value-type="float">
            <text:p>1.050</text:p>
          </table:table-cell>
          <table:table-cell table:style-name="ce15" table:formula="of:=[.G91]/[.F91]" office:value-type="percentage" office:value="0.054040144107051" calcext:value-type="percentage">
            <text:p>5,40 %</text:p>
          </table:table-cell>
          <table:table-cell/>
        </table:table-row>
        <table:table-row table:style-name="ro1">
          <table:table-cell table:style-name="ce13" office:value-type="date" office:date-value="2020-04-28" calcext:value-type="date">
            <text:p>28.04.20</text:p>
          </table:table-cell>
          <table:table-cell office:value-type="float" office:value="0" calcext:value-type="float">
            <text:p>0</text:p>
          </table:table-cell>
          <table:table-cell office:value-type="float" office:value="12651" calcext:value-type="float">
            <text:p>12651</text:p>
          </table:table-cell>
          <table:table-cell office:value-type="float" office:value="328" calcext:value-type="float">
            <text:p>328</text:p>
          </table:table-cell>
          <table:table-cell table:style-name="ce15" table:formula="of:=[.D92]/[.C92]" office:value-type="percentage" office:value="0.0259268042052012" calcext:value-type="percentage">
            <text:p>2,59 %</text:p>
          </table:table-cell>
          <table:table-cell table:formula="of:=[.C92]-[.C98]" office:value-type="float" office:value="1706" calcext:value-type="float">
            <text:p>1.706</text:p>
          </table:table-cell>
          <table:table-cell table:style-name="ce14" table:formula="of:=[.D92]-[.D98]" office:value-type="float" office:value="46" calcext:value-type="float">
            <text:p>46</text:p>
          </table:table-cell>
          <table:table-cell table:style-name="ce15" table:formula="of:=[.G92]/[.F92]" office:value-type="percentage" office:value="0.0269636576787808" calcext:value-type="percentage">
            <text:p>2,70 %</text:p>
          </table:table-cell>
          <table:table-cell/>
        </table:table-row>
        <table:table-row table:style-name="ro1">
          <table:table-cell table:style-name="ce13" office:value-type="date" office:date-value="2020-04-28" calcext:value-type="date">
            <text:p>28.04.20</text:p>
          </table:table-cell>
          <table:table-cell office:value-type="float" office:value="5" calcext:value-type="float">
            <text:p>5</text:p>
          </table:table-cell>
          <table:table-cell office:value-type="float" office:value="17598" calcext:value-type="float">
            <text:p>17598</text:p>
          </table:table-cell>
          <table:table-cell office:value-type="float" office:value="789" calcext:value-type="float">
            <text:p>789</text:p>
          </table:table-cell>
          <table:table-cell table:style-name="ce15" table:formula="of:=[.D93]/[.C93]" office:value-type="percentage" office:value="0.0448346403000341" calcext:value-type="percentage">
            <text:p>4,48 %</text:p>
          </table:table-cell>
          <table:table-cell table:formula="of:=[.C93]-[.C99]" office:value-type="float" office:value="2241" calcext:value-type="float">
            <text:p>2.241</text:p>
          </table:table-cell>
          <table:table-cell table:style-name="ce14" table:formula="of:=[.D93]-[.D99]" office:value-type="float" office:value="125" calcext:value-type="float">
            <text:p>125</text:p>
          </table:table-cell>
          <table:table-cell table:style-name="ce15" table:formula="of:=[.G93]/[.F93]" office:value-type="percentage" office:value="0.0557786702365016" calcext:value-type="percentage">
            <text:p>5,58 %</text:p>
          </table:table-cell>
          <table:table-cell/>
        </table:table-row>
        <table:table-row table:style-name="ro1">
          <table:table-cell table:style-name="ce13" office:value-type="date" office:date-value="2020-04-28" calcext:value-type="date">
            <text:p>28.04.20</text:p>
          </table:table-cell>
          <table:table-cell office:value-type="float" office:value="15" calcext:value-type="float">
            <text:p>15</text:p>
          </table:table-cell>
          <table:table-cell office:value-type="float" office:value="161360" calcext:value-type="float">
            <text:p>161360</text:p>
          </table:table-cell>
          <table:table-cell office:value-type="float" office:value="10773" calcext:value-type="float">
            <text:p>10773</text:p>
          </table:table-cell>
          <table:table-cell table:style-name="ce15" table:formula="of:=[.D94]/[.C94]" office:value-type="percentage" office:value="0.0667637580565196" calcext:value-type="percentage">
            <text:p>6,68 %</text:p>
          </table:table-cell>
          <table:table-cell table:formula="of:=[.C94]-[.C100]" office:value-type="float" office:value="24012" calcext:value-type="float">
            <text:p>24.012</text:p>
          </table:table-cell>
          <table:table-cell table:style-name="ce14" table:formula="of:=[.D94]-[.D100]" office:value-type="float" office:value="1339" calcext:value-type="float">
            <text:p>1.339</text:p>
          </table:table-cell>
          <table:table-cell table:style-name="ce15" table:formula="of:=[.G94]/[.F94]" office:value-type="percentage" office:value="0.0557637847742795" calcext:value-type="percentage">
            <text:p>5,58 %</text:p>
          </table:table-cell>
          <table:table-cell/>
        </table:table-row>
        <table:table-row table:style-name="ro1">
          <table:table-cell table:style-name="ce13" office:value-type="date" office:date-value="2020-04-28" calcext:value-type="date">
            <text:p>28.04.20</text:p>
          </table:table-cell>
          <table:table-cell office:value-type="float" office:value="35" calcext:value-type="float">
            <text:p>35</text:p>
          </table:table-cell>
          <table:table-cell office:value-type="float" office:value="269170" calcext:value-type="float">
            <text:p>269170</text:p>
          </table:table-cell>
          <table:table-cell office:value-type="float" office:value="20002" calcext:value-type="float">
            <text:p>20002</text:p>
          </table:table-cell>
          <table:table-cell table:style-name="ce15" table:formula="of:=[.D95]/[.C95]" office:value-type="percentage" office:value="0.0743099156666791" calcext:value-type="percentage">
            <text:p>7,43 %</text:p>
          </table:table-cell>
          <table:table-cell table:formula="of:=[.C95]-[.C101]" office:value-type="float" office:value="41428" calcext:value-type="float">
            <text:p>41.428</text:p>
          </table:table-cell>
          <table:table-cell table:style-name="ce14" table:formula="of:=[.D95]-[.D101]" office:value-type="float" office:value="2141" calcext:value-type="float">
            <text:p>2.141</text:p>
          </table:table-cell>
          <table:table-cell table:style-name="ce15" table:formula="of:=[.G95]/[.F95]" office:value-type="percentage" office:value="0.0516800231727334" calcext:value-type="percentage">
            <text:p>5,17 %</text:p>
          </table:table-cell>
          <table:table-cell/>
        </table:table-row>
        <table:table-row table:style-name="ro1">
          <table:table-cell table:style-name="ce13" office:value-type="date" office:date-value="2020-04-28" calcext:value-type="date">
            <text:p>28.04.20</text:p>
          </table:table-cell>
          <table:table-cell office:value-type="float" office:value="60" calcext:value-type="float">
            <text:p>60</text:p>
          </table:table-cell>
          <table:table-cell office:value-type="float" office:value="112457" calcext:value-type="float">
            <text:p>112457</text:p>
          </table:table-cell>
          <table:table-cell office:value-type="float" office:value="10250" calcext:value-type="float">
            <text:p>10250</text:p>
          </table:table-cell>
          <table:table-cell table:style-name="ce15" table:formula="of:=[.D96]/[.C96]" office:value-type="percentage" office:value="0.0911459491183297" calcext:value-type="percentage">
            <text:p>9,11 %</text:p>
          </table:table-cell>
          <table:table-cell table:formula="of:=[.C96]-[.C102]" office:value-type="float" office:value="20071" calcext:value-type="float">
            <text:p>20.071</text:p>
          </table:table-cell>
          <table:table-cell table:style-name="ce14" table:formula="of:=[.D96]-[.D102]" office:value-type="float" office:value="1034" calcext:value-type="float">
            <text:p>1.034</text:p>
          </table:table-cell>
          <table:table-cell table:style-name="ce15" table:formula="of:=[.G96]/[.F96]" office:value-type="percentage" office:value="0.0515171142444323" calcext:value-type="percentage">
            <text:p>5,15 %</text:p>
          </table:table-cell>
          <table:table-cell/>
        </table:table-row>
        <table:table-row table:style-name="ro1">
          <table:table-cell table:style-name="ce13" office:value-type="date" office:date-value="2020-04-28" calcext:value-type="date">
            <text:p>28.04.20</text:p>
          </table:table-cell>
          <table:table-cell office:value-type="float" office:value="80" calcext:value-type="float">
            <text:p>80</text:p>
          </table:table-cell>
          <table:table-cell office:value-type="float" office:value="62937" calcext:value-type="float">
            <text:p>62937</text:p>
          </table:table-cell>
          <table:table-cell office:value-type="float" office:value="5886" calcext:value-type="float">
            <text:p>5886</text:p>
          </table:table-cell>
          <table:table-cell table:style-name="ce15" table:formula="of:=[.D97]/[.C97]" office:value-type="percentage" office:value="0.0935220935220935" calcext:value-type="percentage">
            <text:p>9,35 %</text:p>
          </table:table-cell>
          <table:table-cell table:formula="of:=[.C97]-[.C103]" office:value-type="float" office:value="12808" calcext:value-type="float">
            <text:p>12.808</text:p>
          </table:table-cell>
          <table:table-cell table:style-name="ce14" table:formula="of:=[.D97]-[.D103]" office:value-type="float" office:value="717" calcext:value-type="float">
            <text:p>717</text:p>
          </table:table-cell>
          <table:table-cell table:style-name="ce15" table:formula="of:=[.G97]/[.F97]" office:value-type="percentage" office:value="0.0559806371018114" calcext:value-type="percentage">
            <text:p>5,60 %</text:p>
          </table:table-cell>
          <table:table-cell/>
        </table:table-row>
        <table:table-row table:style-name="ro1">
          <table:table-cell table:style-name="ce13" office:value-type="date" office:date-value="2020-04-23" calcext:value-type="date">
            <text:p>23.04.20</text:p>
          </table:table-cell>
          <table:table-cell office:value-type="float" office:value="0" calcext:value-type="float">
            <text:p>0</text:p>
          </table:table-cell>
          <table:table-cell office:value-type="float" office:value="10945" calcext:value-type="float">
            <text:p>10945</text:p>
          </table:table-cell>
          <table:table-cell office:value-type="float" office:value="282" calcext:value-type="float">
            <text:p>282</text:p>
          </table:table-cell>
          <table:table-cell table:style-name="ce15" table:formula="of:=[.D98]/[.C98]" office:value-type="percentage" office:value="0.0257651895842851" calcext:value-type="percentage">
            <text:p>2,58 %</text:p>
          </table:table-cell>
          <table:table-cell table:style-name="ce16" table:formula="of:=[.C98]-[.C104]" office:value-type="float" office:value="10945" calcext:value-type="float">
            <text:p>10.945</text:p>
          </table:table-cell>
          <table:table-cell table:style-name="ce16" table:formula="of:=[.D98]-[.D104]" office:value-type="float" office:value="282" calcext:value-type="float">
            <text:p>282</text:p>
          </table:table-cell>
          <table:table-cell table:style-name="ce17" table:formula="of:=[.G98]/[.F98]" office:value-type="percentage" office:value="0.0257651895842851" calcext:value-type="percentage">
            <text:p>2,58 %</text:p>
          </table:table-cell>
          <table:table-cell/>
        </table:table-row>
        <table:table-row table:style-name="ro1">
          <table:table-cell table:style-name="ce13" office:value-type="date" office:date-value="2020-04-23" calcext:value-type="date">
            <text:p>23.04.20</text:p>
          </table:table-cell>
          <table:table-cell office:value-type="float" office:value="5" calcext:value-type="float">
            <text:p>5</text:p>
          </table:table-cell>
          <table:table-cell office:value-type="float" office:value="15357" calcext:value-type="float">
            <text:p>15357</text:p>
          </table:table-cell>
          <table:table-cell office:value-type="float" office:value="664" calcext:value-type="float">
            <text:p>664</text:p>
          </table:table-cell>
          <table:table-cell table:style-name="ce15" table:formula="of:=[.D99]/[.C99]" office:value-type="percentage" office:value="0.0432376115126652" calcext:value-type="percentage">
            <text:p>4,32 %</text:p>
          </table:table-cell>
          <table:table-cell table:style-name="ce16" table:formula="of:=[.C99]-[.C105]" office:value-type="float" office:value="15357" calcext:value-type="float">
            <text:p>15.357</text:p>
          </table:table-cell>
          <table:table-cell table:style-name="ce16" table:formula="of:=[.D99]-[.D105]" office:value-type="float" office:value="664" calcext:value-type="float">
            <text:p>664</text:p>
          </table:table-cell>
          <table:table-cell table:style-name="ce17" table:formula="of:=[.G99]/[.F99]" office:value-type="percentage" office:value="0.0432376115126652" calcext:value-type="percentage">
            <text:p>4,32 %</text:p>
          </table:table-cell>
          <table:table-cell/>
        </table:table-row>
        <table:table-row table:style-name="ro1">
          <table:table-cell table:style-name="ce13" office:value-type="date" office:date-value="2020-04-23" calcext:value-type="date">
            <text:p>23.04.20</text:p>
          </table:table-cell>
          <table:table-cell office:value-type="float" office:value="15" calcext:value-type="float">
            <text:p>15</text:p>
          </table:table-cell>
          <table:table-cell office:value-type="float" office:value="137348" calcext:value-type="float">
            <text:p>137348</text:p>
          </table:table-cell>
          <table:table-cell office:value-type="float" office:value="9434" calcext:value-type="float">
            <text:p>9434</text:p>
          </table:table-cell>
          <table:table-cell table:style-name="ce15" table:formula="of:=[.D100]/[.C100]" office:value-type="percentage" office:value="0.0686868392695926" calcext:value-type="percentage">
            <text:p>6,87 %</text:p>
          </table:table-cell>
          <table:table-cell table:style-name="ce16" table:formula="of:=[.C100]-[.C106]" office:value-type="float" office:value="137348" calcext:value-type="float">
            <text:p>137.348</text:p>
          </table:table-cell>
          <table:table-cell table:style-name="ce16" table:formula="of:=[.D100]-[.D106]" office:value-type="float" office:value="9434" calcext:value-type="float">
            <text:p>9.434</text:p>
          </table:table-cell>
          <table:table-cell table:style-name="ce17" table:formula="of:=[.G100]/[.F100]" office:value-type="percentage" office:value="0.0686868392695926" calcext:value-type="percentage">
            <text:p>6,87 %</text:p>
          </table:table-cell>
          <table:table-cell/>
        </table:table-row>
        <table:table-row table:style-name="ro1">
          <table:table-cell table:style-name="ce13" office:value-type="date" office:date-value="2020-04-23" calcext:value-type="date">
            <text:p>23.04.20</text:p>
          </table:table-cell>
          <table:table-cell office:value-type="float" office:value="35" calcext:value-type="float">
            <text:p>35</text:p>
          </table:table-cell>
          <table:table-cell office:value-type="float" office:value="227742" calcext:value-type="float">
            <text:p>227742</text:p>
          </table:table-cell>
          <table:table-cell office:value-type="float" office:value="17861" calcext:value-type="float">
            <text:p>17861</text:p>
          </table:table-cell>
          <table:table-cell table:style-name="ce15" table:formula="of:=[.D101]/[.C101]" office:value-type="percentage" office:value="0.0784264650349957" calcext:value-type="percentage">
            <text:p>7,84 %</text:p>
          </table:table-cell>
          <table:table-cell table:style-name="ce16" table:formula="of:=[.C101]-[.C107]" office:value-type="float" office:value="227742" calcext:value-type="float">
            <text:p>227.742</text:p>
          </table:table-cell>
          <table:table-cell table:style-name="ce16" table:formula="of:=[.D101]-[.D107]" office:value-type="float" office:value="17861" calcext:value-type="float">
            <text:p>17.861</text:p>
          </table:table-cell>
          <table:table-cell table:style-name="ce17" table:formula="of:=[.G101]/[.F101]" office:value-type="percentage" office:value="0.0784264650349957" calcext:value-type="percentage">
            <text:p>7,84 %</text:p>
          </table:table-cell>
          <table:table-cell/>
        </table:table-row>
        <table:table-row table:style-name="ro1">
          <table:table-cell table:style-name="ce13" office:value-type="date" office:date-value="2020-04-23" calcext:value-type="date">
            <text:p>23.04.20</text:p>
          </table:table-cell>
          <table:table-cell office:value-type="float" office:value="60" calcext:value-type="float">
            <text:p>60</text:p>
          </table:table-cell>
          <table:table-cell office:value-type="float" office:value="92386" calcext:value-type="float">
            <text:p>92386</text:p>
          </table:table-cell>
          <table:table-cell office:value-type="float" office:value="9216" calcext:value-type="float">
            <text:p>9216</text:p>
          </table:table-cell>
          <table:table-cell table:style-name="ce15" table:formula="of:=[.D102]/[.C102]" office:value-type="percentage" office:value="0.0997553741908947" calcext:value-type="percentage">
            <text:p>9,98 %</text:p>
          </table:table-cell>
          <table:table-cell table:style-name="ce16" table:formula="of:=[.C102]-[.C108]" office:value-type="float" office:value="92386" calcext:value-type="float">
            <text:p>92.386</text:p>
          </table:table-cell>
          <table:table-cell table:style-name="ce16" table:formula="of:=[.D102]-[.D108]" office:value-type="float" office:value="9216" calcext:value-type="float">
            <text:p>9.216</text:p>
          </table:table-cell>
          <table:table-cell table:style-name="ce17" table:formula="of:=[.G102]/[.F102]" office:value-type="percentage" office:value="0.0997553741908947" calcext:value-type="percentage">
            <text:p>9,98 %</text:p>
          </table:table-cell>
          <table:table-cell/>
        </table:table-row>
        <table:table-row table:style-name="ro1">
          <table:table-cell table:style-name="ce13" office:value-type="date" office:date-value="2020-04-23" calcext:value-type="date">
            <text:p>23.04.20</text:p>
          </table:table-cell>
          <table:table-cell office:value-type="float" office:value="80" calcext:value-type="float">
            <text:p>80</text:p>
          </table:table-cell>
          <table:table-cell office:value-type="float" office:value="50129" calcext:value-type="float">
            <text:p>50129</text:p>
          </table:table-cell>
          <table:table-cell office:value-type="float" office:value="5169" calcext:value-type="float">
            <text:p>5169</text:p>
          </table:table-cell>
          <table:table-cell table:style-name="ce15" table:formula="of:=[.D103]/[.C103]" office:value-type="percentage" office:value="0.103113965967803" calcext:value-type="percentage">
            <text:p>10,31 %</text:p>
          </table:table-cell>
          <table:table-cell table:style-name="ce16" table:formula="of:=[.C103]-[.C109]" office:value-type="float" office:value="50129" calcext:value-type="float">
            <text:p>50.129</text:p>
          </table:table-cell>
          <table:table-cell table:style-name="ce16" table:formula="of:=[.D103]-[.D109]" office:value-type="float" office:value="5169" calcext:value-type="float">
            <text:p>5.169</text:p>
          </table:table-cell>
          <table:table-cell table:style-name="ce17" table:formula="of:=[.G103]/[.F103]" office:value-type="percentage" office:value="0.103113965967803" calcext:value-type="percentage">
            <text:p>10,31 %</text:p>
          </table:table-cell>
          <table:table-cell/>
        </table:table-row>
        <table:table-row table:style-name="ro1" table:number-rows-repeated="104847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ltersgrupp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positiv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17956" calcext:value-type="float">
            <text:p>117.956</text:p>
          </table:table-cell>
          <table:table-cell table:style-name="ce14" office:value-type="float" office:value="1121" calcext:value-type="float">
            <text:p>1.121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68190" calcext:value-type="float">
            <text:p>168.190</text:p>
          </table:table-cell>
          <table:table-cell table:style-name="ce14" office:value-type="float" office:value="2623" calcext:value-type="float">
            <text:p>2.623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723768" calcext:value-type="float">
            <text:p>723.768</text:p>
          </table:table-cell>
          <table:table-cell table:style-name="ce14" office:value-type="float" office:value="20405" calcext:value-type="float">
            <text:p>20.405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1110207" calcext:value-type="float">
            <text:p>1.110.207</text:p>
          </table:table-cell>
          <table:table-cell table:style-name="ce14" office:value-type="float" office:value="32246" calcext:value-type="float">
            <text:p>32.246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657457" calcext:value-type="float">
            <text:p>657.457</text:p>
          </table:table-cell>
          <table:table-cell table:style-name="ce14" office:value-type="float" office:value="15139" calcext:value-type="float">
            <text:p>15.139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388875" calcext:value-type="float">
            <text:p>388.875</text:p>
          </table:table-cell>
          <table:table-cell table:style-name="ce14" office:value-type="float" office:value="9273" calcext:value-type="float">
            <text:p>9.273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02927" calcext:value-type="float">
            <text:p>102.927</text:p>
          </table:table-cell>
          <table:table-cell table:style-name="ce14" office:value-type="float" office:value="971" calcext:value-type="float">
            <text:p>97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37580" calcext:value-type="float">
            <text:p>137.580</text:p>
          </table:table-cell>
          <table:table-cell table:style-name="ce14" office:value-type="float" office:value="2156" calcext:value-type="float">
            <text:p>2.156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10072" calcext:value-type="float">
            <text:p>610.072</text:p>
          </table:table-cell>
          <table:table-cell table:style-name="ce14" office:value-type="float" office:value="18623" calcext:value-type="float">
            <text:p>18.623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949916" calcext:value-type="float">
            <text:p>949.916</text:p>
          </table:table-cell>
          <table:table-cell table:style-name="ce14" office:value-type="float" office:value="30648" calcext:value-type="float">
            <text:p>30.648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579664" calcext:value-type="float">
            <text:p>579.664</text:p>
          </table:table-cell>
          <table:table-cell table:style-name="ce14" office:value-type="float" office:value="14771" calcext:value-type="float">
            <text:p>14.77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349053" calcext:value-type="float">
            <text:p>349.053</text:p>
          </table:table-cell>
          <table:table-cell table:style-name="ce14" office:value-type="float" office:value="9133" calcext:value-type="float">
            <text:p>9.133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95911" calcext:value-type="float">
            <text:p>95.911</text:p>
          </table:table-cell>
          <table:table-cell table:style-name="ce14"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26535" calcext:value-type="float">
            <text:p>126.535</text:p>
          </table:table-cell>
          <table:table-cell table:style-name="ce14" office:value-type="float" office:value="2019" calcext:value-type="float">
            <text:p>2.019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564384" calcext:value-type="float">
            <text:p>564.384</text:p>
          </table:table-cell>
          <table:table-cell table:style-name="ce14" office:value-type="float" office:value="18034" calcext:value-type="float">
            <text:p>18.034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888531" calcext:value-type="float">
            <text:p>888.531</text:p>
          </table:table-cell>
          <table:table-cell table:style-name="ce14" office:value-type="float" office:value="29908" calcext:value-type="float">
            <text:p>29.908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542808" calcext:value-type="float">
            <text:p>542.808</text:p>
          </table:table-cell>
          <table:table-cell table:style-name="ce14" office:value-type="float" office:value="14587" calcext:value-type="float">
            <text:p>14.5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328684" calcext:value-type="float">
            <text:p>328.684</text:p>
          </table:table-cell>
          <table:table-cell table:style-name="ce14" office:value-type="float" office:value="9063" calcext:value-type="float">
            <text:p>9.06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0" calcext:value-type="float">
            <text:p>0</text:p>
          </table:table-cell>
          <table:table-cell office:value-type="float" office:value="87207" calcext:value-type="float">
            <text:p>8720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5" calcext:value-type="float">
            <text:p>5</text:p>
          </table:table-cell>
          <table:table-cell office:value-type="float" office:value="112906" calcext:value-type="float">
            <text:p>112906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" calcext:value-type="float">
            <text:p>15</text:p>
          </table:table-cell>
          <table:table-cell office:value-type="float" office:value="522491" calcext:value-type="float">
            <text:p>522491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35" calcext:value-type="float">
            <text:p>35</text:p>
          </table:table-cell>
          <table:table-cell office:value-type="float" office:value="831153" calcext:value-type="float">
            <text:p>831153</text:p>
          </table:table-cell>
          <table:table-cell office:value-type="float" office:value="29407" calcext:value-type="float">
            <text:p>2940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float" office:value="507688" calcext:value-type="float">
            <text:p>507688</text:p>
          </table:table-cell>
          <table:table-cell office:value-type="float" office:value="14431" calcext:value-type="float">
            <text:p>14431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80" calcext:value-type="float">
            <text:p>80</text:p>
          </table:table-cell>
          <table:table-cell office:value-type="float" office:value="308712" calcext:value-type="float">
            <text:p>308712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0" calcext:value-type="float">
            <text:p>0</text:p>
          </table:table-cell>
          <table:table-cell office:value-type="float" office:value="74017" calcext:value-type="float">
            <text:p>7401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5" calcext:value-type="float">
            <text:p>5</text:p>
          </table:table-cell>
          <table:table-cell office:value-type="float" office:value="95621" calcext:value-type="float">
            <text:p>95621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5" calcext:value-type="float">
            <text:p>15</text:p>
          </table:table-cell>
          <table:table-cell office:value-type="float" office:value="478181" calcext:value-type="float">
            <text:p>478181</text:p>
          </table:table-cell>
          <table:table-cell office:value-type="float" office:value="17235" calcext:value-type="float">
            <text:p>17235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5" calcext:value-type="float">
            <text:p>35</text:p>
          </table:table-cell>
          <table:table-cell office:value-type="float" office:value="768918" calcext:value-type="float">
            <text:p>768918</text:p>
          </table:table-cell>
          <table:table-cell office:value-type="float" office:value="28927" calcext:value-type="float">
            <text:p>28927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60" calcext:value-type="float">
            <text:p>60</text:p>
          </table:table-cell>
          <table:table-cell office:value-type="float" office:value="465190" calcext:value-type="float">
            <text:p>465190</text:p>
          </table:table-cell>
          <table:table-cell office:value-type="float" office:value="14237" calcext:value-type="float">
            <text:p>14237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0" calcext:value-type="float">
            <text:p>80</text:p>
          </table:table-cell>
          <table:table-cell office:value-type="float" office:value="284815" calcext:value-type="float">
            <text:p>284815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0" calcext:value-type="float">
            <text:p>0</text:p>
          </table:table-cell>
          <table:table-cell office:value-type="float" office:value="61637" calcext:value-type="float">
            <text:p>6163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5" calcext:value-type="float">
            <text:p>5</text:p>
          </table:table-cell>
          <table:table-cell office:value-type="float" office:value="81088" calcext:value-type="float">
            <text:p>81088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5" calcext:value-type="float">
            <text:p>15</text:p>
          </table:table-cell>
          <table:table-cell office:value-type="float" office:value="443142" calcext:value-type="float">
            <text:p>443142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35" calcext:value-type="float">
            <text:p>35</text:p>
          </table:table-cell>
          <table:table-cell office:value-type="float" office:value="719002" calcext:value-type="float">
            <text:p>719002</text:p>
          </table:table-cell>
          <table:table-cell office:value-type="float" office:value="28619" calcext:value-type="float">
            <text:p>2861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60" calcext:value-type="float">
            <text:p>60</text:p>
          </table:table-cell>
          <table:table-cell office:value-type="float" office:value="430479" calcext:value-type="float">
            <text:p>430479</text:p>
          </table:table-cell>
          <table:table-cell office:value-type="float" office:value="14152" calcext:value-type="float">
            <text:p>14152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80" calcext:value-type="float">
            <text:p>80</text:p>
          </table:table-cell>
          <table:table-cell office:value-type="float" office:value="265086" calcext:value-type="float">
            <text:p>265086</text:p>
          </table:table-cell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0" calcext:value-type="float">
            <text:p>0</text:p>
          </table:table-cell>
          <table:table-cell office:value-type="float" office:value="51714" calcext:value-type="float">
            <text:p>5171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5" calcext:value-type="float">
            <text:p>5</text:p>
          </table:table-cell>
          <table:table-cell office:value-type="float" office:value="68336" calcext:value-type="float">
            <text:p>68336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5" calcext:value-type="float">
            <text:p>15</text:p>
          </table:table-cell>
          <table:table-cell office:value-type="float" office:value="409077" calcext:value-type="float">
            <text:p>409077</text:p>
          </table:table-cell>
          <table:table-cell office:value-type="float" office:value="16633" calcext:value-type="float">
            <text:p>16633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35" calcext:value-type="float">
            <text:p>35</text:p>
          </table:table-cell>
          <table:table-cell office:value-type="float" office:value="666636" calcext:value-type="float">
            <text:p>666636</text:p>
          </table:table-cell>
          <table:table-cell office:value-type="float" office:value="28264" calcext:value-type="float">
            <text:p>28264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60" calcext:value-type="float">
            <text:p>60</text:p>
          </table:table-cell>
          <table:table-cell office:value-type="float" office:value="391548" calcext:value-type="float">
            <text:p>391548</text:p>
          </table:table-cell>
          <table:table-cell office:value-type="float" office:value="14002" calcext:value-type="float">
            <text:p>1400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80" calcext:value-type="float">
            <text:p>80</text:p>
          </table:table-cell>
          <table:table-cell office:value-type="float" office:value="243280" calcext:value-type="float">
            <text:p>243280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0" calcext:value-type="float">
            <text:p>0</text:p>
          </table:table-cell>
          <table:table-cell office:value-type="float" office:value="45227" calcext:value-type="float">
            <text:p>4522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5" calcext:value-type="float">
            <text:p>5</text:p>
          </table:table-cell>
          <table:table-cell office:value-type="float" office:value="57957" calcext:value-type="float">
            <text:p>5795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5" calcext:value-type="float">
            <text:p>15</text:p>
          </table:table-cell>
          <table:table-cell office:value-type="float" office:value="384481" calcext:value-type="float">
            <text:p>384481</text:p>
          </table:table-cell>
          <table:table-cell office:value-type="float" office:value="16413" calcext:value-type="float">
            <text:p>1641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35" calcext:value-type="float">
            <text:p>35</text:p>
          </table:table-cell>
          <table:table-cell office:value-type="float" office:value="628315" calcext:value-type="float">
            <text:p>628315</text:p>
          </table:table-cell>
          <table:table-cell office:value-type="float" office:value="27972" calcext:value-type="float">
            <text:p>27972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0" calcext:value-type="float">
            <text:p>60</text:p>
          </table:table-cell>
          <table:table-cell office:value-type="float" office:value="364237" calcext:value-type="float">
            <text:p>364237</text:p>
          </table:table-cell>
          <table:table-cell office:value-type="float" office:value="13917" calcext:value-type="float">
            <text:p>1391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80" calcext:value-type="float">
            <text:p>80</text:p>
          </table:table-cell>
          <table:table-cell office:value-type="float" office:value="227910" calcext:value-type="float">
            <text:p>227910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0" calcext:value-type="float">
            <text:p>0</text:p>
          </table:table-cell>
          <table:table-cell office:value-type="float" office:value="37082" calcext:value-type="float">
            <text:p>3708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" calcext:value-type="float">
            <text:p>5</text:p>
          </table:table-cell>
          <table:table-cell office:value-type="float" office:value="47744" calcext:value-type="float">
            <text:p>47744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5" calcext:value-type="float">
            <text:p>15</text:p>
          </table:table-cell>
          <table:table-cell office:value-type="float" office:value="345257" calcext:value-type="float">
            <text:p>345257</text:p>
          </table:table-cell>
          <table:table-cell office:value-type="float" office:value="15665" calcext:value-type="float">
            <text:p>15665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35" calcext:value-type="float">
            <text:p>35</text:p>
          </table:table-cell>
          <table:table-cell office:value-type="float" office:value="566868" calcext:value-type="float">
            <text:p>566868</text:p>
          </table:table-cell>
          <table:table-cell office:value-type="float" office:value="26808" calcext:value-type="float">
            <text:p>26808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60" calcext:value-type="float">
            <text:p>60</text:p>
          </table:table-cell>
          <table:table-cell office:value-type="float" office:value="319589" calcext:value-type="float">
            <text:p>319589</text:p>
          </table:table-cell>
          <table:table-cell office:value-type="float" office:value="13502" calcext:value-type="float">
            <text:p>13502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80" calcext:value-type="float">
            <text:p>80</text:p>
          </table:table-cell>
          <table:table-cell office:value-type="float" office:value="197460" calcext:value-type="float">
            <text:p>197460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0" calcext:value-type="float">
            <text:p>0</text:p>
          </table:table-cell>
          <table:table-cell office:value-type="float" office:value="33905" calcext:value-type="float">
            <text:p>3390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5" calcext:value-type="float">
            <text:p>5</text:p>
          </table:table-cell>
          <table:table-cell office:value-type="float" office:value="44083" calcext:value-type="float">
            <text:p>44083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" calcext:value-type="float">
            <text:p>15</text:p>
          </table:table-cell>
          <table:table-cell office:value-type="float" office:value="329617" calcext:value-type="float">
            <text:p>329617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5" calcext:value-type="float">
            <text:p>35</text:p>
          </table:table-cell>
          <table:table-cell office:value-type="float" office:value="542015" calcext:value-type="float">
            <text:p>542015</text:p>
          </table:table-cell>
          <table:table-cell office:value-type="float" office:value="26616" calcext:value-type="float">
            <text:p>2661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60" calcext:value-type="float">
            <text:p>60</text:p>
          </table:table-cell>
          <table:table-cell office:value-type="float" office:value="298246" calcext:value-type="float">
            <text:p>298246</text:p>
          </table:table-cell>
          <table:table-cell office:value-type="float" office:value="13432" calcext:value-type="float">
            <text:p>1343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80" calcext:value-type="float">
            <text:p>80</text:p>
          </table:table-cell>
          <table:table-cell office:value-type="float" office:value="183498" calcext:value-type="float">
            <text:p>183498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0" calcext:value-type="float">
            <text:p>0</text:p>
          </table:table-cell>
          <table:table-cell office:value-type="float" office:value="28917" calcext:value-type="float">
            <text:p>2891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5" calcext:value-type="float">
            <text:p>5</text:p>
          </table:table-cell>
          <table:table-cell office:value-type="float" office:value="37949" calcext:value-type="float">
            <text:p>3794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5" calcext:value-type="float">
            <text:p>15</text:p>
          </table:table-cell>
          <table:table-cell office:value-type="float" office:value="294580" calcext:value-type="float">
            <text:p>294580</text:p>
          </table:table-cell>
          <table:table-cell office:value-type="float" office:value="14553" calcext:value-type="float">
            <text:p>14553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35" calcext:value-type="float">
            <text:p>35</text:p>
          </table:table-cell>
          <table:table-cell office:value-type="float" office:value="486805" calcext:value-type="float">
            <text:p>486805</text:p>
          </table:table-cell>
          <table:table-cell office:value-type="float" office:value="25397" calcext:value-type="float">
            <text:p>25397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60" calcext:value-type="float">
            <text:p>60</text:p>
          </table:table-cell>
          <table:table-cell office:value-type="float" office:value="256195" calcext:value-type="float">
            <text:p>256195</text:p>
          </table:table-cell>
          <table:table-cell office:value-type="float" office:value="12806" calcext:value-type="float">
            <text:p>1280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" calcext:value-type="float">
            <text:p>80</text:p>
          </table:table-cell>
          <table:table-cell office:value-type="float" office:value="156861" calcext:value-type="float">
            <text:p>156861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0" calcext:value-type="float">
            <text:p>0</text:p>
          </table:table-cell>
          <table:table-cell office:value-type="float" office:value="24850" calcext:value-type="float">
            <text:p>248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5" calcext:value-type="float">
            <text:p>5</text:p>
          </table:table-cell>
          <table:table-cell office:value-type="float" office:value="32456" calcext:value-type="float">
            <text:p>3245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15" calcext:value-type="float">
            <text:p>15</text:p>
          </table:table-cell>
          <table:table-cell office:value-type="float" office:value="263628" calcext:value-type="float">
            <text:p>263628</text:p>
          </table:table-cell>
          <table:table-cell office:value-type="float" office:value="13696" calcext:value-type="float">
            <text:p>13696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5" calcext:value-type="float">
            <text:p>35</text:p>
          </table:table-cell>
          <table:table-cell office:value-type="float" office:value="434863" calcext:value-type="float">
            <text:p>434863</text:p>
          </table:table-cell>
          <table:table-cell office:value-type="float" office:value="24061" calcext:value-type="float">
            <text:p>2406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0" calcext:value-type="float">
            <text:p>60</text:p>
          </table:table-cell>
          <table:table-cell office:value-type="float" office:value="223152" calcext:value-type="float">
            <text:p>223152</text:p>
          </table:table-cell>
          <table:table-cell office:value-type="float" office:value="12241" calcext:value-type="float">
            <text:p>1224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0" calcext:value-type="float">
            <text:p>80</text:p>
          </table:table-cell>
          <table:table-cell office:value-type="float" office:value="134648" calcext:value-type="float">
            <text:p>134648</text:p>
          </table:table-cell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0" calcext:value-type="float">
            <text:p>0</text:p>
          </table:table-cell>
          <table:table-cell office:value-type="float" office:value="21950" calcext:value-type="float">
            <text:p>2195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" calcext:value-type="float">
            <text:p>5</text:p>
          </table:table-cell>
          <table:table-cell office:value-type="float" office:value="29156" calcext:value-type="float">
            <text:p>2915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5" calcext:value-type="float">
            <text:p>15</text:p>
          </table:table-cell>
          <table:table-cell office:value-type="float" office:value="242380" calcext:value-type="float">
            <text:p>242380</text:p>
          </table:table-cell>
          <table:table-cell office:value-type="float" office:value="13389" calcext:value-type="float">
            <text:p>13389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5" calcext:value-type="float">
            <text:p>35</text:p>
          </table:table-cell>
          <table:table-cell office:value-type="float" office:value="400473" calcext:value-type="float">
            <text:p>400473</text:p>
          </table:table-cell>
          <table:table-cell office:value-type="float" office:value="23678" calcext:value-type="float">
            <text:p>2367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60" calcext:value-type="float">
            <text:p>60</text:p>
          </table:table-cell>
          <table:table-cell office:value-type="float" office:value="195759" calcext:value-type="float">
            <text:p>195759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80" calcext:value-type="float">
            <text:p>80</text:p>
          </table:table-cell>
          <table:table-cell office:value-type="float" office:value="116890" calcext:value-type="float">
            <text:p>116890</text:p>
          </table:table-cell>
          <table:table-cell office:value-type="float" office:value="7374" calcext:value-type="float">
            <text:p>737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0" calcext:value-type="float">
            <text:p>0</text:p>
          </table:table-cell>
          <table:table-cell office:value-type="float" office:value="19609" calcext:value-type="float">
            <text:p>1960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5" calcext:value-type="float">
            <text:p>5</text:p>
          </table:table-cell>
          <table:table-cell office:value-type="float" office:value="26542" calcext:value-type="float">
            <text:p>2654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15" calcext:value-type="float">
            <text:p>15</text:p>
          </table:table-cell>
          <table:table-cell office:value-type="float" office:value="223570" calcext:value-type="float">
            <text:p>223570</text:p>
          </table:table-cell>
          <table:table-cell office:value-type="float" office:value="13390" calcext:value-type="float">
            <text:p>1339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5" calcext:value-type="float">
            <text:p>35</text:p>
          </table:table-cell>
          <table:table-cell office:value-type="float" office:value="369548" calcext:value-type="float">
            <text:p>369548</text:p>
          </table:table-cell>
          <table:table-cell office:value-type="float" office:value="23864" calcext:value-type="float">
            <text:p>2386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0" calcext:value-type="float">
            <text:p>60</text:p>
          </table:table-cell>
          <table:table-cell office:value-type="float" office:value="169343" calcext:value-type="float">
            <text:p>169343</text:p>
          </table:table-cell>
          <table:table-cell office:value-type="float" office:value="12104" calcext:value-type="float">
            <text:p>1210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80" calcext:value-type="float">
            <text:p>80</text:p>
          </table:table-cell>
          <table:table-cell office:value-type="float" office:value="99523" calcext:value-type="float">
            <text:p>9952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0" calcext:value-type="float">
            <text:p>0</text:p>
          </table:table-cell>
          <table:table-cell office:value-type="float" office:value="16830" calcext:value-type="float">
            <text:p>1683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" calcext:value-type="float">
            <text:p>5</text:p>
          </table:table-cell>
          <table:table-cell office:value-type="float" office:value="23284" calcext:value-type="float">
            <text:p>2328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5" calcext:value-type="float">
            <text:p>15</text:p>
          </table:table-cell>
          <table:table-cell office:value-type="float" office:value="198571" calcext:value-type="float">
            <text:p>198571</text:p>
          </table:table-cell>
          <table:table-cell office:value-type="float" office:value="12788" calcext:value-type="float">
            <text:p>1278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5" calcext:value-type="float">
            <text:p>35</text:p>
          </table:table-cell>
          <table:table-cell office:value-type="float" office:value="327098" calcext:value-type="float">
            <text:p>327098</text:p>
          </table:table-cell>
          <table:table-cell office:value-type="float" office:value="22933" calcext:value-type="float">
            <text:p>22933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60" calcext:value-type="float">
            <text:p>60</text:p>
          </table:table-cell>
          <table:table-cell office:value-type="float" office:value="142122" calcext:value-type="float">
            <text:p>142122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80" calcext:value-type="float">
            <text:p>80</text:p>
          </table:table-cell>
          <table:table-cell office:value-type="float" office:value="82367" calcext:value-type="float">
            <text:p>82367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2651" calcext:value-type="float">
            <text:p>1265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" calcext:value-type="float">
            <text:p>5</text:p>
          </table:table-cell>
          <table:table-cell office:value-type="float" office:value="17598" calcext:value-type="float">
            <text:p>1759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5" calcext:value-type="float">
            <text:p>15</text:p>
          </table:table-cell>
          <table:table-cell office:value-type="float" office:value="161360" calcext:value-type="float">
            <text:p>161360</text:p>
          </table:table-cell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35" calcext:value-type="float">
            <text:p>35</text:p>
          </table:table-cell>
          <table:table-cell office:value-type="float" office:value="269170" calcext:value-type="float">
            <text:p>269170</text:p>
          </table:table-cell>
          <table:table-cell office:value-type="float" office:value="20002" calcext:value-type="float">
            <text:p>20002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60" calcext:value-type="float">
            <text:p>60</text:p>
          </table:table-cell>
          <table:table-cell office:value-type="float" office:value="112457" calcext:value-type="float">
            <text:p>112457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80" calcext:value-type="float">
            <text:p>80</text:p>
          </table:table-cell>
          <table:table-cell office:value-type="float" office:value="62937" calcext:value-type="float">
            <text:p>62937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0945" calcext:value-type="float">
            <text:p>1094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15357" calcext:value-type="float">
            <text:p>1535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5" calcext:value-type="float">
            <text:p>15</text:p>
          </table:table-cell>
          <table:table-cell office:value-type="float" office:value="137348" calcext:value-type="float">
            <text:p>137348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5" calcext:value-type="float">
            <text:p>35</text:p>
          </table:table-cell>
          <table:table-cell office:value-type="float" office:value="227742" calcext:value-type="float">
            <text:p>227742</text:p>
          </table:table-cell>
          <table:table-cell office:value-type="float" office:value="17861" calcext:value-type="float">
            <text:p>17861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60" calcext:value-type="float">
            <text:p>60</text:p>
          </table:table-cell>
          <table:table-cell office:value-type="float" office:value="92386" calcext:value-type="float">
            <text:p>92386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80" calcext:value-type="float">
            <text:p>80</text:p>
          </table:table-cell>
          <table:table-cell office:value-type="float" office:value="50129" calcext:value-type="float">
            <text:p>50129</text:p>
          </table:table-cell>
          <table:table-cell office:value-type="float" office:value="5169" calcext:value-type="float">
            <text:p>5169</text:p>
          </table:table-cell>
        </table:table-row>
      </table:table>
      <table:named-expressions/>
      <table:database-ranges>
        <table:database-range table:name="__Anonymous_Sheet_DB__0" table:target-range-address="Tabelle1.A1:Tabelle1.H7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.00.0000</text:date>, <text:time style:data-style-name="N2" text:time-value="22:29:37.0270144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0-08-19T15:46:49.763357019</meta:creation-date>
    <dc:date>2020-08-19T22:30:59.027676264</dc:date>
    <dc:creator>Thomas Arend</dc:creator>
    <meta:editing-duration>PT54M17S</meta:editing-duration>
    <meta:editing-cycles>6</meta:editing-cycles>
    <meta:generator>LibreOffice/6.1.5.2$Linux_X86_64 LibreOffice_project/10$Build-2</meta:generator>
    <meta:document-statistic meta:table-count="2" meta:cell-count="1255" meta:object-count="0"/>
  </office:meta>
</office:document-meta>
</file>